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2.png"/>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26.000000000000000pt"/>
    </style:style>
    <style:style style:name="T3" style:family="text">
      <style:text-properties fo:font-size="26.000000000000000pt" fo:font-weight="bold"/>
    </style:style>
    <style:style style:name="T4" style:family="text">
      <style:text-properties fo:font-weight="bold"/>
    </style:style>
    <style:style style:name="T5" style:family="text">
      <style:text-properties fo:font-style="italic"/>
    </style:style>
    <style:style style:name="T6" style:family="text">
      <style:text-properties fo:font-style="normal"/>
    </style:style>
    <style:style style:name="T7" style:family="text">
      <style:text-properties fo:font-style="normal" fo:font-weight="bold"/>
    </style:style>
    <style:style style:name="T8" style:family="text">
      <style:text-properties fo:font-size="22.000000000000000pt" fo:font-weight="bold"/>
    </style:style>
    <style:style style:name="T9" style:family="text">
      <style:text-properties fo:font-size="22.000000000000000pt"/>
    </style:style>
    <style:style style:name="T10" style:family="text">
      <style:text-properties fo:font-size="22.000000000000000pt" fo:font-style="italic" fo:font-weight="bold" style:text-underline-style="solid" style:text-underline-type="single"/>
    </style:style>
    <style:style style:name="T11" style:family="text">
      <style:text-properties fo:font-size="26.000000000000000pt" fo:font-style="normal" fo:font-weight="bold"/>
    </style:style>
    <style:style style:name="T12" style:family="text">
      <style:text-properties fo:font-size="26.000000000000000pt" fo:font-style="normal"/>
    </style:style>
    <style:style style:name="T13" style:family="text">
      <style:text-properties fo:font-size="26.000000000000000pt" fo:font-style="normal" fo:font-weight="bold" style:text-underline-style="solid" style:text-underline-type="single"/>
    </style:style>
    <style:style style:name="T14" style:family="text">
      <style:text-properties fo:font-size="26.000000000000000pt" fo:font-style="italic"/>
    </style:style>
    <style:style style:name="T15" style:family="text">
      <style:text-properties fo:font-size="24.000000000000000pt" fo:font-style="normal"/>
    </style:style>
    <style:style style:name="T16" style:family="text">
      <style:text-properties fo:font-size="20.000000000000000pt" fo:font-style="normal"/>
    </style:style>
    <style:style style:name="T17" style:family="text">
      <style:text-properties fo:font-size="20.000000000000000pt" fo:font-style="normal" fo:font-weight="bold"/>
    </style:style>
    <style:style style:name="T18" style:family="text">
      <style:text-properties fo:font-size="18.000000000000000pt" fo:font-style="normal"/>
    </style:style>
    <style:style style:name="T19" style:family="text">
      <style:text-properties fo:font-size="18.000000000000000pt" fo:font-style="italic"/>
    </style:style>
    <style:style style:name="T20" style:family="text">
      <style:text-properties fo:font-size="18.000000000000000pt" fo:font-style="normal" fo:font-weight="bold"/>
    </style:style>
    <style:style style:name="T21" style:family="text">
      <style:text-properties fo:font-size="20.000000000000000pt" fo:font-style="italic"/>
    </style:style>
    <style:style style:name="T22" style:family="text">
      <style:text-properties fo:font-size="26.000000000000000pt" fo:font-style="italic" fo:font-weight="bold"/>
    </style:style>
    <style:style style:name="T23" style:family="text">
      <style:text-properties fo:font-size="20.000000000000000pt" fo:font-style="italic" fo:font-weight="bold"/>
    </style:style>
    <style:style style:name="T24" style:family="text">
      <style:text-properties fo:font-size="20.000000000000000pt"/>
    </style:style>
    <style:style style:name="T25" style:family="text">
      <style:text-properties fo:font-size="20.000000000000000pt" fo:font-weight="bold"/>
    </style:style>
    <style:style style:name="T26" style:family="text">
      <style:text-properties fo:font-size="18.000000000000000pt"/>
    </style:style>
    <style:style style:name="T27" style:family="text">
      <style:text-properties fo:font-size="18.000000000000000pt" fo:font-weight="bold"/>
    </style:style>
    <style:style style:name="T28" style:family="text">
      <style:text-properties fo:font-size="18.000000000000000pt" fo:font-weight="bold" style:text-underline-style="solid" style:text-underline-type="single"/>
    </style:style>
    <style:style style:name="T29" style:family="text">
      <style:text-properties fo:font-weight="bold" style:text-underline-style="solid" style:text-underline-type="single"/>
    </style:style>
    <style:style style:name="T30" style:family="text">
      <style:text-properties fo:color="#081c75" fo:font-size="16.000000000000000pt"/>
    </style:style>
    <style:style style:name="P7" style:parent-style-name="Title" style:family="paragraph"/>
    <style:style style:name="P8" style:parent-style-name="Standard" style:family="paragraph"/>
    <style:style style:name="P9" style:family="paragraph">
      <style:text-properties fo:color="#000000" fo:font-family="Sans Serif" fo:font-size="12.000000000000000pt" style:font-family-generic="roman" style:font-pitch="variable"/>
    </style:style>
    <style:style style:name="P10" style:family="paragraph"/>
    <style:style style:name="P11" style:family="paragraph">
      <style:paragraph-properties fo:text-align="left"/>
    </style:style>
    <style:style style:name="gr5"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6"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7" style:family="graphic">
      <style:graphic-properties draw:fill="none" draw:stroke="none" fo:margin="0.000000000000000pt"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8" draw:style-name="dp2" presentation:presentation-page-layout-name="pl2">
        <draw:layer-set>
          <draw:layer draw:name="layout"/>
          <draw:layer draw:name="background"/>
          <draw:layer draw:name="backgroundobjects"/>
          <draw:layer draw:name="controls"/>
          <draw:layer draw:name="measurelines"/>
        </draw:layer-set>
        <draw:frame draw:style-name="gr5" xml:id="shape-169" draw:id="shape-169" draw:layer="layout" svg:width="714.33194616000pt" svg:height="95.24425948800pt" svg:x="39.68510000000pt" svg:y="23.81110000000pt" presentation:class="title">
          <draw:text-box>
            <text:p text:style-name="P7">Justice of Elohim</text:p>
          </draw:text-box>
          <draw:glue-point draw:id="4" svg:x="0.50000000000pt" svg:y="0.50000000000pt" draw:align="center"/>
        </draw:frame>
        <draw:frame draw:style-name="gr5" xml:id="shape-170" draw:id="shape-170" draw:layer="layout" svg:width="714.33194616000pt" svg:height="380.97703795200pt" svg:x="39.68510000000pt" svg:y="136.91400000000pt" presentation:class="outline">
          <draw:text-box>
            <text:p text:style-name="P8">There is a severe over-emphasis on the love of the Father today. This is from Paul - whether in Messianic circles or in Mainline Christianity. They emphasize, "God is love". But God is also infinitely just. Inifinitely jealous. Infinitely wrathful.</text:p>
            <text:p text:style-name="P8">There is a severe imbalance spiritually when we over focus on one attribute of Yehovah to the detriment of his other attributes.</text:p>
          </draw:text-box>
          <draw:glue-point draw:id="4" svg:x="0.50000000000pt" svg:y="0.50000000000pt" draw:align="center"/>
        </draw:frame>
        <presentation:notes>
          <draw:frame presentation:style-name="pr1" xml:id="shape-171" draw:id="shape-171" draw:layer="" svg:width="489.57000000000pt" svg:height="356.37000000000pt" svg:x="62.22000000000pt" svg:y="374.46000000000pt" presentation:class="notes">
            <draw:text-box>
              <text:p text:style-name="P9"/>
            </draw:text-box>
            <draw:glue-point draw:id="4" svg:x="0.50000000000pt" svg:y="0.50000000000pt" draw:align="center"/>
            <draw:glue-point draw:id="5" svg:x="0.50000000000pt" svg:y="0.50000000000pt" draw:align="center"/>
          </draw:frame>
          <draw:page-thumbnail draw:style-name="gr6" xml:id="shape-172" draw:id="shape-172" draw:layer="" svg:width="420.88891811840pt" svg:height="315.66668858880pt" svg:x="87.16550000000pt" svg:y="63.97810000000pt" presentation:class="page" draw:page-number="1"/>
          <draw:frame draw:style-name="gr7" xml:id="shape-173" draw:id="shape-173"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8" draw:style-name="dp3">
        <draw:layer-set>
          <draw:layer draw:name=""/>
        </draw:layer-set>
        <draw:frame draw:style-name="gr5" xml:id="shape-174" draw:id="shape-174" draw:layer="" svg:width="714.33194616000pt" svg:height="95.24425948800pt" svg:x="38.12260000000pt" svg:y="11.31110000000pt" presentation:class="title">
          <draw:text-box>
            <text:p text:style-name="P10">Starting with a sample preaching.</text:p>
          </draw:text-box>
          <draw:glue-point draw:id="4" svg:x="0.50000000000pt" svg:y="0.50000000000pt" draw:align="center"/>
        </draw:frame>
        <draw:frame draw:style-name="gr5" xml:id="shape-175" draw:id="shape-175" draw:layer="" svg:width="714.33194616000pt" svg:height="380.97703795200pt" svg:x="38.90385000000pt" svg:y="83.78900000000pt" presentation:class="outline">
          <draw:text-box>
            <text:p text:style-name="P10">The purpose of this is not to blame the man, the guy teaching is deceived - but it's YOUR job to test all things (as Paul himself says) and hold fast to what is true.<text:s/></text:p>
            <text:p text:style-name="P10"/>
            <text:p text:style-name="P10">Listen to this bit on Romans 8.</text:p>
          </draw:text-box>
          <draw:glue-point draw:id="4" svg:x="0.50000000000pt" svg:y="0.50000000000pt" draw:align="center"/>
        </draw:frame>
        <presentation:notes>
          <draw:frame presentation:style-name="pr2" xml:id="shape-176" draw:id="shape-17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77" draw:id="shape-177" draw:layer="" svg:width="396.28000000000pt" svg:height="296.96000000000pt" svg:x="108.00000000000pt" svg:y="60.18000000000pt" presentation:class="page" draw:page-number="2"/>
        </presentation:notes>
      </draw:page>
      <draw:page draw:name="page3" draw:id="page3" xml:id="page3" draw:master-page-name="Default18" draw:style-name="dp3">
        <draw:layer-set>
          <draw:layer draw:name=""/>
        </draw:layer-set>
        <draw:frame draw:style-name="gr5" xml:id="shape-178" draw:id="shape-178" draw:layer="" svg:width="714.33194616000pt" svg:height="95.24425948800pt" svg:x="27.18510000000pt" svg:y="8.96735000000pt" presentation:class="title">
          <draw:text-box>
            <text:p text:style-name="P10">In my last study, I showed through one passage of three scriptures that Paul is false.</text:p>
          </draw:text-box>
          <draw:glue-point draw:id="4" svg:x="0.50000000000pt" svg:y="0.50000000000pt" draw:align="center"/>
        </draw:frame>
        <draw:frame draw:style-name="gr5" xml:id="shape-179" draw:id="shape-179" draw:layer="" svg:width="714.33194616000pt" svg:height="380.97703795200pt" svg:x="25.62260000000pt" svg:y="115.82025000000pt" presentation:class="outline">
          <draw:text-box>
            <text:p text:style-name="P10">In this study, we'll explain the dangers of Sha'ul - the wolf, who snuck in and turned "favor" (Grace) into a license to remain in bondage to breaking Torah. (Sin)</text:p>
            <text:p text:style-name="P10"/>
            <text:p text:style-name="P10"><text:span text:style-name="T2">[Rom 8:29-30 NKJV] For whom He foreknew, He also<text:s/></text:span><text:span text:style-name="T3">predestined</text:span><text:span text:style-name="T2"><text:s/>[to be] conformed to the image of His Son, that He might be the firstborn among many brethren. Moreover whom He<text:s/></text:span><text:span text:style-name="T3">predestined</text:span><text:span text:style-name="T2">, these He also called; whom He called, these He also<text:s/></text:span><text:span text:style-name="T3">justified</text:span><text:span text:style-name="T2">; and whom He<text:s/></text:span><text:span text:style-name="T3">justified</text:span><text:span text:style-name="T2">, these He also glorified.</text:span></text:p>
          </draw:text-box>
          <draw:glue-point draw:id="4" svg:x="0.50000000000pt" svg:y="0.50000000000pt" draw:align="center"/>
        </draw:frame>
        <presentation:notes>
          <draw:frame presentation:style-name="pr2" xml:id="shape-180" draw:id="shape-180"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81" draw:id="shape-181" draw:layer="" svg:width="396.28000000000pt" svg:height="296.96000000000pt" svg:x="108.00000000000pt" svg:y="60.18000000000pt" presentation:class="page" draw:page-number="3"/>
        </presentation:notes>
      </draw:page>
      <draw:page draw:name="page4" draw:id="page4" xml:id="page4" draw:master-page-name="Default3" draw:style-name="dp3">
        <draw:layer-set>
          <draw:layer draw:name=""/>
        </draw:layer-set>
        <draw:frame draw:style-name="gr5" xml:id="shape-182" draw:id="shape-182" draw:layer="" svg:width="714.33194616000pt" svg:height="95.24425948800pt" svg:x="27.18510000000pt" svg:y="8.96735000000pt" presentation:class="title">
          <draw:text-box>
            <text:p text:style-name="P10">Paul was big on the fatalistic idea of predestination.</text:p>
          </draw:text-box>
          <draw:glue-point draw:id="4" svg:x="0.50000000000pt" svg:y="0.50000000000pt" draw:align="center"/>
        </draw:frame>
        <draw:frame draw:style-name="gr5" xml:id="shape-183" draw:id="shape-183" draw:layer="" svg:width="690.83568419704pt" svg:height="433.59374999997pt" draw:transform="matrix(1.00000000000 0.00000000000 -0.00410129705 1.00000000000 50.89715872861pt 96.09374999999pt)" presentation:class="outline">
          <draw:text-box>
            <text:p text:style-name="P10">He misquotes scripture repeatedly to back this up in Romans 9, however it's important to realize Paul is producing<text:s/><text:span text:style-name="T4">COMMENTARY</text:span><text:s/>of Scripture - his writings should<text:span text:style-name="T4"><text:s/>NEVER HAVE BEEN CONSIDERED SCRIPTURE</text:span>.</text:p>
            <text:p text:style-name="P10"/>
            <text:p text:style-name="P10">In the same way, "Moses was predestined to enter the promised land." But what did God say to him? You<text:s/><text:span text:style-name="T5">may not</text:span><text:span text:style-name="T6"><text:s/>enter in. We are<text:s/></text:span><text:span text:style-name="T5">predestined for glory -</text:span><text:span text:style-name="T6"><text:s/></text:span><text:span text:style-name="T7">IF</text:span><text:span text:style-name="T6"><text:s/>we guard the commandments and endure to the end.</text:span></text:p>
          </draw:text-box>
          <draw:glue-point draw:id="4" svg:x="0.50000000000pt" svg:y="0.50000000000pt" draw:align="center"/>
        </draw:frame>
        <presentation:notes>
          <draw:frame presentation:style-name="pr2" xml:id="shape-184" draw:id="shape-18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85" draw:id="shape-185" draw:layer="" svg:width="396.28000000000pt" svg:height="296.96000000000pt" svg:x="108.00000000000pt" svg:y="60.18000000000pt" presentation:class="page" draw:page-number="4"/>
        </presentation:notes>
      </draw:page>
      <draw:page draw:name="page5" draw:id="page5" xml:id="page5" draw:master-page-name="Default16" draw:style-name="dp3">
        <draw:layer-set>
          <draw:layer draw:name=""/>
        </draw:layer-set>
        <draw:frame draw:style-name="gr5" xml:id="shape-186" draw:id="shape-186" draw:layer="" svg:width="714.33194616000pt" svg:height="95.24425948800pt" svg:x="27.18510000000pt" svg:y="8.96735000000pt" presentation:class="title">
          <draw:text-box>
            <text:p text:style-name="P10">[Rom 8:31 NKJV] What then shall we say to these things? If God [is] for us, who [can be] against us?</text:p>
          </draw:text-box>
          <draw:glue-point draw:id="4" svg:x="0.50000000000pt" svg:y="0.50000000000pt" draw:align="center"/>
        </draw:frame>
        <draw:frame draw:style-name="gr5" xml:id="shape-187" draw:id="shape-187" draw:layer="" svg:width="690.83568419704pt" svg:height="433.59374999997pt" draw:transform="matrix(1.00000000000 0.00000000000 -0.00410129705 1.00000000000 50.89715872861pt 96.09374999999pt)" presentation:class="outline">
          <draw:text-box>
            <text:p text:style-name="P10">This is a favorite passage of Christians to<text:s/><text:span text:style-name="T5">defend</text:span><text:span text:style-name="T6"><text:s/>their Torahless ways. If God is for me, because I asked Jesus into my heart with the "sinner's prayer" after walking down Romans Road - who can be against me?</text:span></text:p>
            <text:p text:style-name="P10"/>
            <text:p text:style-name="P10"><text:span text:style-name="T6">How about God?</text:span></text:p>
            <text:p text:style-name="P10"/>
            <text:p text:style-name="P10"><text:span text:style-name="T6">[Rom 11:21 NKJV] For if God<text:s/></text:span><text:span text:style-name="T7">did not spare</text:span><text:span text:style-name="T6"><text:s/>the natural branches,<text:s/></text:span><text:span text:style-name="T7">He may not spare you either</text:span><text:span text:style-name="T6">.</text:span></text:p>
          </draw:text-box>
          <draw:glue-point draw:id="4" svg:x="0.50000000000pt" svg:y="0.50000000000pt" draw:align="center"/>
        </draw:frame>
        <presentation:notes>
          <draw:frame presentation:style-name="pr2" xml:id="shape-188" draw:id="shape-18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89" draw:id="shape-189" draw:layer="" svg:width="396.28000000000pt" svg:height="296.96000000000pt" svg:x="108.00000000000pt" svg:y="60.18000000000pt" presentation:class="page" draw:page-number="5"/>
        </presentation:notes>
      </draw:page>
      <draw:page draw:name="page6" draw:id="page6" xml:id="page6" draw:master-page-name="Default4" draw:style-name="dp3">
        <draw:layer-set>
          <draw:layer draw:name=""/>
        </draw:layer-set>
        <draw:frame draw:style-name="gr5" xml:id="shape-190" draw:id="shape-190" draw:layer="" svg:width="714.33194616000pt" svg:height="95.24425948800pt" svg:x="27.18510000000pt" svg:y="8.96735000000pt" presentation:class="title">
          <draw:text-box>
            <text:p text:style-name="P10">He may not<text:s/><text:span text:style-name="T4">SPARE YOU EITHER</text:span></text:p>
          </draw:text-box>
          <draw:glue-point draw:id="4" svg:x="0.50000000000pt" svg:y="0.50000000000pt" draw:align="center"/>
        </draw:frame>
        <draw:frame draw:style-name="gr5" xml:id="shape-191" draw:id="shape-191" draw:layer="" svg:width="690.83568419704pt" svg:height="433.59374999997pt" draw:transform="matrix(1.00000000000 0.00000000000 -0.00410129705 1.00000000000 50.89715872861pt 96.09374999999pt)" presentation:class="outline">
          <draw:text-box>
            <text:p text:style-name="P10">God is JUST, and LOVING. If you are a COVENANT KEEPER - than you will be protected. If you<text:span text:style-name="T4"><text:s/>BREAK COVENANT</text:span>, God himself will come at you.</text:p>
            <text:p text:style-name="P10"/>
            <text:p text:style-name="P10"><text:span text:style-name="T8">[1Sa 3:11-14 NKJV]</text:span><text:span text:style-name="T9"><text:s/>Then the LORD said to Samuel: "Behold, I will do something in Israel at which both ears of everyone who hears it will tingle. "In that day I will perform against Eli all that I have spoken concerning his house, from beginning to end. "</text:span><text:span text:style-name="T8">For I have told him that I will judge his house<text:s/></text:span><text:span text:style-name="T10">forever</text:span><text:span text:style-name="T8"><text:s/>for the iniquity which he knows</text:span><text:span text:style-name="T9">, because his sons made themselves vile, and he did not restrain them. "And therefore I have sworn to the house of Eli that the iniquity of Eli's<text:s/></text:span><text:span text:style-name="T8">house shall not be atoned for by sacrifice or offering forever.</text:span><text:span text:style-name="T9">"</text:span></text:p>
            <text:p text:style-name="P10">YAH CUT HIS FAMILY OFF!</text:p>
          </draw:text-box>
          <draw:glue-point draw:id="4" svg:x="0.50000000000pt" svg:y="0.50000000000pt" draw:align="center"/>
        </draw:frame>
        <presentation:notes>
          <draw:frame presentation:style-name="pr2" xml:id="shape-192" draw:id="shape-19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93" draw:id="shape-193" draw:layer="" svg:width="396.28000000000pt" svg:height="296.96000000000pt" svg:x="108.00000000000pt" svg:y="60.18000000000pt" presentation:class="page" draw:page-number="6"/>
        </presentation:notes>
      </draw:page>
      <draw:page draw:name="page7" draw:id="page7" xml:id="page7" draw:master-page-name="Default19" draw:style-name="dp3">
        <draw:layer-set>
          <draw:layer draw:name=""/>
        </draw:layer-set>
        <draw:frame draw:style-name="gr5" xml:id="shape-194" draw:id="shape-194" draw:layer="" svg:width="714.33194616000pt" svg:height="95.24425948800pt" svg:x="27.18510000000pt" svg:y="8.96735000000pt" presentation:class="title">
          <draw:text-box>
            <text:p text:style-name="P10">You be not high minded - but fear Yah</text:p>
          </draw:text-box>
          <draw:glue-point draw:id="4" svg:x="0.50000000000pt" svg:y="0.50000000000pt" draw:align="center"/>
        </draw:frame>
        <draw:frame draw:style-name="gr5" xml:id="shape-195" draw:id="shape-195" draw:layer="" svg:width="690.83568419704pt" svg:height="433.59374999997pt" draw:transform="matrix(1.00000000000 0.00000000000 -0.00410129705 1.00000000000 50.89715872861pt 96.09374999999pt)" presentation:class="outline">
          <draw:text-box>
            <text:p text:style-name="P10">[Rom 11:20-22 KJV] Well; because of unbelief they were broken off, and thou standest by faith. Be not highminded, but fear: For if God spared not the natural branches, [take heed] lest he also spare not thee. Behold therefore the<text:s/><text:span text:style-name="T4">goodness and severity of God</text:span>: on them which fell, severity; but toward thee, goodness, if thou continue in [his] goodness: otherwise thou also shalt be cut off.</text:p>
            <text:p text:style-name="P10"/>
            <text:p text:style-name="P10">This is why Paul's words are so confusing!</text:p>
          </draw:text-box>
          <draw:glue-point draw:id="4" svg:x="0.50000000000pt" svg:y="0.50000000000pt" draw:align="center"/>
        </draw:frame>
        <presentation:notes>
          <draw:frame presentation:style-name="pr2" xml:id="shape-196" draw:id="shape-19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97" draw:id="shape-197" draw:layer="" svg:width="396.28000000000pt" svg:height="296.96000000000pt" svg:x="108.00000000000pt" svg:y="60.18000000000pt" presentation:class="page" draw:page-number="7"/>
        </presentation:notes>
      </draw:page>
      <draw:page draw:name="page8" draw:id="page8" xml:id="page8" draw:master-page-name="Default6" draw:style-name="dp3">
        <draw:layer-set>
          <draw:layer draw:name=""/>
        </draw:layer-set>
        <draw:frame draw:style-name="gr5" xml:id="shape-198" draw:id="shape-198" draw:layer="" svg:width="714.33194616000pt" svg:height="95.24425948800pt" svg:x="27.18510000000pt" svg:y="8.96735000000pt" presentation:class="title">
          <draw:text-box>
            <text:p text:style-name="P10">Let's go over some important details</text:p>
          </draw:text-box>
          <draw:glue-point draw:id="4" svg:x="0.50000000000pt" svg:y="0.50000000000pt" draw:align="center"/>
        </draw:frame>
        <draw:frame draw:style-name="gr5" xml:id="shape-199" draw:id="shape-199" draw:layer="" svg:width="690.83568419704pt" svg:height="433.59374999997pt" draw:transform="matrix(1.00000000000 0.00000000000 -0.00410129705 1.00000000000 50.89715872861pt 96.09374999999pt)" presentation:class="outline">
          <draw:text-box>
            <text:p text:style-name="P10">Romans 8 comes after Romans 7, Paul present tense calling himself a slave to sin - and his salvation FROM SIN, is DEATH. (yes re-read it) He credits DEATH with Jesus - but Jesus' DEATH is not your savior, his RESURRECTION and victory over sin is. Paul declares a DUALITY, exists (like the author of Hebrews, Paul was a gnostic) so he can<text:s/><text:span text:style-name="T5">STATE</text:span><text:span text:style-name="T6"><text:s/>that his freedom from sin is in MENTAL FAITH over sin, through DEATH. That his SPIRIT is JUSTIFIED making his FLESH DEAD. THIS IS DUALISM.</text:span></text:p>
          </draw:text-box>
          <draw:glue-point draw:id="4" svg:x="0.50000000000pt" svg:y="0.50000000000pt" draw:align="center"/>
        </draw:frame>
        <presentation:notes>
          <draw:frame presentation:style-name="pr2" xml:id="shape-200" draw:id="shape-200"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01" draw:id="shape-201" draw:layer="" svg:width="396.28000000000pt" svg:height="296.96000000000pt" svg:x="108.00000000000pt" svg:y="60.18000000000pt" presentation:class="page" draw:page-number="8"/>
        </presentation:notes>
      </draw:page>
      <draw:page draw:name="page9" draw:id="page9" xml:id="page9" draw:master-page-name="Default14" draw:style-name="dp3">
        <draw:layer-set>
          <draw:layer draw:name=""/>
        </draw:layer-set>
        <draw:frame draw:style-name="gr5" xml:id="shape-202" draw:id="shape-202" draw:layer="" svg:width="714.33194616000pt" svg:height="95.24425948800pt" svg:x="27.18510000000pt" svg:y="8.96735000000pt" presentation:class="title">
          <draw:text-box>
            <text:p text:style-name="P10">Paul's just and loving God</text:p>
          </draw:text-box>
          <draw:glue-point draw:id="4" svg:x="0.50000000000pt" svg:y="0.50000000000pt" draw:align="center"/>
        </draw:frame>
        <draw:frame draw:style-name="gr5" xml:id="shape-203" draw:id="shape-203" draw:layer="" svg:width="690.83568419704pt" svg:height="465.62499999997pt" draw:transform="matrix(1.00000000000 0.00000000000 -0.00410129705 1.00000000000 50.24727839974pt 64.84374999999pt)" presentation:class="outline">
          <draw:text-box>
            <text:p text:style-name="P10"><text:span text:style-name="T6">Paul of course preaches justice, and wrath as well - these passages are overlooked by Christianity.</text:span></text:p>
            <text:p text:style-name="P10"/>
            <text:p text:style-name="P10"><text:span text:style-name="T11">[2Co 5:10-11 NKJV]</text:span><text:span text:style-name="T12"><text:s/>For we must all appear before the judgment seat of Christ, that each one may receive the things [done] in the body</text:span><text:span text:style-name="T11">, according to what he has done</text:span><text:span text:style-name="T12">,<text:s/></text:span><text:span text:style-name="T11">whether good or bad. Knowing, therefore, the terror of the Lord, we persuade men; but we are well known to God</text:span><text:span text:style-name="T12">, and I also trust are well known in<text:s/></text:span><text:span text:style-name="T13">your consciences</text:span><text:span text:style-name="T12">.</text:span></text:p>
            <text:p text:style-name="P10"/>
            <text:p text:style-name="P10"><text:span text:style-name="T12">Paul even preaches<text:s/></text:span><text:span text:style-name="T11">WORK BASED SALVATION</text:span><text:span text:style-name="T12"><text:s/>here.<text:s/></text:span><text:span text:style-name="T11">IGNORED</text:span><text:span text:style-name="T12">.<text:s/></text:span><text:span text:style-name="T11">God IS a consuming fire</text:span><text:span text:style-name="T12">, and Paul's confusion will land many in the lake of fire.</text:span></text:p>
          </draw:text-box>
          <draw:glue-point draw:id="4" svg:x="0.50000000000pt" svg:y="0.50000000000pt" draw:align="center"/>
        </draw:frame>
        <presentation:notes>
          <draw:frame presentation:style-name="pr2" xml:id="shape-204" draw:id="shape-20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05" draw:id="shape-205" draw:layer="" svg:width="396.28000000000pt" svg:height="296.96000000000pt" svg:x="108.00000000000pt" svg:y="60.18000000000pt" presentation:class="page" draw:page-number="9"/>
        </presentation:notes>
      </draw:page>
      <draw:page draw:name="page10" draw:id="page10" xml:id="page10" draw:master-page-name="Default10" draw:style-name="dp3">
        <draw:layer-set>
          <draw:layer draw:name=""/>
        </draw:layer-set>
        <draw:frame draw:style-name="gr5" xml:id="shape-206" draw:id="shape-206" draw:layer="" svg:width="714.33194616000pt" svg:height="95.24425948800pt" svg:x="27.18510000000pt" svg:y="8.96735000000pt" presentation:class="title">
          <draw:text-box>
            <text:p text:style-name="P10">Paul's gnosticism - even in passages that are 90% correct is why we should avoid Paul.</text:p>
          </draw:text-box>
          <draw:glue-point draw:id="4" svg:x="0.50000000000pt" svg:y="0.50000000000pt" draw:align="center"/>
        </draw:frame>
        <draw:frame draw:style-name="gr5" xml:id="shape-207" draw:id="shape-207" draw:layer="" svg:width="690.83568419704pt" svg:height="438.28124999997pt" draw:transform="matrix(1.00000000000 0.00000000000 -0.00410129705 1.00000000000 50.13513355853pt 92.18749999999pt)" presentation:class="outline">
          <draw:text-box>
            <text:p text:style-name="P10"><text:span text:style-name="T12">Paul uses this term<text:s/></text:span><text:span text:style-name="T11">PROFUSELY</text:span><text:span text:style-name="T12"><text:s/>- "</text:span><text:span text:style-name="T11">your conscience is offended</text:span><text:span text:style-name="T12">" - he elevates man's conscience to GOD, making IT OUR LAW. Even in this passage (and that's why we cannot trust Paul) being NINETY PERCENT RIGHT, he gets such a CRUCIAL detail wrong. Your HEART (conscience) is DECEITFUL ABOVE ALL THINGS.<text:s/></text:span></text:p>
            <text:p text:style-name="P10"/>
            <text:p text:style-name="P10"><text:span text:style-name="T12">[Act 23:1 NKJV] Then Paul, looking earnestly at the council, said, "Men [and] brethren,<text:s/></text:span><text:span text:style-name="T11">I have lived in all good conscience before God until this day</text:span><text:span text:style-name="T12">."</text:span></text:p>
            <text:p text:style-name="P10"/>
            <text:p text:style-name="P10"><text:span text:style-name="T12">Even here at the council determining if Paul<text:s/></text:span><text:span text:style-name="T14">violated Torah</text:span><text:span text:style-name="T12"><text:s/>- Paul elevates<text:s/></text:span><text:span text:style-name="T11">HIS CONSCIENCE</text:span><text:span text:style-name="T12">. THAT IS WHY the High Priest commmanded him to be<text:s/></text:span><text:span text:style-name="T11">STRUCK ON THE MOUTH!</text:span></text:p>
          </draw:text-box>
          <draw:glue-point draw:id="4" svg:x="0.50000000000pt" svg:y="0.50000000000pt" draw:align="center"/>
        </draw:frame>
        <presentation:notes>
          <draw:frame presentation:style-name="pr2" xml:id="shape-208" draw:id="shape-20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09" draw:id="shape-209" draw:layer="" svg:width="396.28000000000pt" svg:height="296.96000000000pt" svg:x="108.00000000000pt" svg:y="60.18000000000pt" presentation:class="page" draw:page-number="10"/>
        </presentation:notes>
      </draw:page>
      <draw:page draw:name="page11" draw:id="page11" xml:id="page11" draw:master-page-name="Default20" draw:style-name="dp3">
        <draw:layer-set>
          <draw:layer draw:name=""/>
        </draw:layer-set>
        <draw:frame draw:style-name="gr5" xml:id="shape-210" draw:id="shape-210" draw:layer="" svg:width="714.33194616000pt" svg:height="95.24425948800pt" svg:x="27.18510000000pt" svg:y="8.96735000000pt" presentation:class="title">
          <draw:text-box>
            <text:p text:style-name="P10">"Turn the other cheek"?</text:p>
          </draw:text-box>
          <draw:glue-point draw:id="4" svg:x="0.50000000000pt" svg:y="0.50000000000pt" draw:align="center"/>
        </draw:frame>
        <draw:frame draw:style-name="gr5" xml:id="shape-211" draw:id="shape-211" draw:layer="" svg:width="690.83568419704pt" svg:height="438.28124999997pt" draw:transform="matrix(1.00000000000 0.00000000000 -0.00410129705 1.00000000000 50.13513355853pt 92.18749999999pt)" presentation:class="outline">
          <draw:text-box>
            <text:p text:style-name="P10"><text:span text:style-name="T12">[Act 23:3 NKJV] Then Paul said to him, "</text:span><text:span text:style-name="T11">God will strike you, [you] whitewashed wall! For you sit to judge me according to the law, and do you command me to be struck contrary to the law?</text:span><text:span text:style-name="T12">"</text:span></text:p>
            <text:p text:style-name="P10"/>
            <text:p text:style-name="P10"><text:span text:style-name="T12">[Mat 5:39 KJV] But I say unto you,</text:span><text:span text:style-name="T11"><text:s/>That ye resist not evil</text:span><text:span text:style-name="T12">:<text:s/></text:span><text:span text:style-name="T11">but whosoever shall smite thee on thy right cheek, turn to him the other also.</text:span><text:span text:style-name="T12"><text:s/>[Mat 5:44 KJV]<text:s/></text:span><text:span text:style-name="T11">But I say unto you, Love your enemies, bless them that curse you,</text:span><text:span text:style-name="T12"><text:s/>do good to them that hate you, and pray for them which despitefully use you, and persecute you;</text:span></text:p>
            <text:p text:style-name="P10"/>
            <text:p text:style-name="P10"><text:span text:style-name="T12">So since Paul has cursed me according to his conscience, I bless his followers and warn you to flee Babylon.</text:span></text:p>
          </draw:text-box>
          <draw:glue-point draw:id="4" svg:x="0.50000000000pt" svg:y="0.50000000000pt" draw:align="center"/>
        </draw:frame>
        <presentation:notes>
          <draw:frame presentation:style-name="pr2" xml:id="shape-212" draw:id="shape-21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13" draw:id="shape-213" draw:layer="" svg:width="396.28000000000pt" svg:height="296.96000000000pt" svg:x="108.00000000000pt" svg:y="60.18000000000pt" presentation:class="page" draw:page-number="11"/>
        </presentation:notes>
      </draw:page>
      <draw:page draw:name="page12" draw:id="page12" xml:id="page12" draw:master-page-name="Default2" draw:style-name="dp3">
        <draw:layer-set>
          <draw:layer draw:name=""/>
        </draw:layer-set>
        <draw:frame draw:style-name="gr5" xml:id="shape-214" draw:id="shape-214" draw:layer="" svg:width="714.33194616000pt" svg:height="95.24425948800pt" svg:x="27.18510000000pt" svg:y="8.96735000000pt" presentation:class="title">
          <draw:text-box>
            <text:p text:style-name="P10">Returning to the context - Romans 8</text:p>
          </draw:text-box>
          <draw:glue-point draw:id="4" svg:x="0.50000000000pt" svg:y="0.50000000000pt" draw:align="center"/>
        </draw:frame>
        <draw:frame draw:style-name="gr5" xml:id="shape-215" draw:id="shape-215" draw:layer="" svg:width="690.83568419704pt" svg:height="438.28124999997pt" draw:transform="matrix(1.00000000000 0.00000000000 -0.00410129705 1.00000000000 50.13513355853pt 92.18749999999pt)" presentation:class="outline">
          <draw:text-box>
            <text:p text:style-name="P10"><text:span text:style-name="T15">[Rom 8:32 KJV] He that spared not his own Son, but delivered him up for us all, how shall he not with him also freely give us all things?</text:span></text:p>
            <text:p text:style-name="P10"/>
            <text:p text:style-name="P10"><text:span text:style-name="T12">Compare this to Peter...</text:span></text:p>
            <text:p text:style-name="P10"/>
            <text:p text:style-name="P10"><text:span text:style-name="T16">[1Pe 2:20-25 KJV] For what glory [is it], if, when ye be buffeted for your faults, ye shall take it patiently?</text:span><text:span text:style-name="T17"><text:s/>but if, when ye do well, and suffer [for it], ye take it patiently, this [is] acceptable with God</text:span><text:span text:style-name="T16">. For even hereunto were ye called: because Christ also suffered for us, leaving us an example, that ye should follow his steps: Who did no sin, neither was guile found in his mouth: Who, when he was reviled, reviled not again; when he suffered, he threatened not; but committed [himself]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draw:text-box>
          <draw:glue-point draw:id="4" svg:x="0.50000000000pt" svg:y="0.50000000000pt" draw:align="center"/>
        </draw:frame>
        <presentation:notes>
          <draw:frame presentation:style-name="pr2" xml:id="shape-216" draw:id="shape-21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17" draw:id="shape-217" draw:layer="" svg:width="396.28000000000pt" svg:height="296.96000000000pt" svg:x="108.00000000000pt" svg:y="60.18000000000pt" presentation:class="page" draw:page-number="12"/>
        </presentation:notes>
      </draw:page>
      <draw:page draw:name="page13" draw:id="page13" xml:id="page13" draw:master-page-name="Default17" draw:style-name="dp3">
        <draw:layer-set>
          <draw:layer draw:name=""/>
        </draw:layer-set>
        <draw:frame draw:style-name="gr5" xml:id="shape-218" draw:id="shape-218" draw:layer="" svg:width="714.33194616000pt" svg:height="95.24425948800pt" svg:x="27.18510000000pt" svg:y="8.96735000000pt" presentation:class="title">
          <draw:text-box>
            <text:p text:style-name="P10">The non-suffering servant?</text:p>
          </draw:text-box>
          <draw:glue-point draw:id="4" svg:x="0.50000000000pt" svg:y="0.50000000000pt" draw:align="center"/>
        </draw:frame>
        <draw:frame draw:style-name="gr5" xml:id="shape-219" draw:id="shape-219" draw:layer="" svg:width="690.83568419704pt" svg:height="438.28124999997pt" draw:transform="matrix(1.00000000000 0.00000000000 -0.00410129705 1.00000000000 50.13513355853pt 92.18749999999pt)" presentation:class="outline">
          <draw:text-box>
            <text:p text:style-name="P10"><text:span text:style-name="T15">Romans 8:32 (is one of many) passages Christians use to delude themselves that their faith will keep them from suffering physically, spiritually or mentally. Do we forget what Father allowed to happen to Job a righteous man? Even the author of Hebrews is right here, where Paul is wrong.</text:span></text:p>
            <text:p text:style-name="P10"/>
            <text:p text:style-name="P10"><text:span text:style-name="T16">[Heb 12:8 KJV] But if ye be without chastisement, whereof all are partakers, then are ye bastards, and not sons.</text:span></text:p>
            <text:p text:style-name="P10"/>
            <text:p text:style-name="P10"><text:span text:style-name="T16">Now, I cannot say if this passage was written in the "dualistic" spirit / flesh way of the rest of the book and Paul's epistles - but the sentiment here is PRECISELY CORRECT. If you be without chastisement, without suffering, without scars - how do you know for sure you are a Son and not a bastard - without inheritance?</text:span></text:p>
            <text:p text:style-name="P10"/>
            <text:p text:style-name="P10"><text:span text:style-name="T16">[Heb 12:4 KJV]<text:s/></text:span><text:span text:style-name="T17">Ye have not yet resisted unto blood, striving against sin.</text:span></text:p>
          </draw:text-box>
          <draw:glue-point draw:id="4" svg:x="0.50000000000pt" svg:y="0.50000000000pt" draw:align="center"/>
        </draw:frame>
        <presentation:notes>
          <draw:frame presentation:style-name="pr2" xml:id="shape-220" draw:id="shape-220"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1" draw:id="shape-221" draw:layer="" svg:width="396.28000000000pt" svg:height="296.96000000000pt" svg:x="108.00000000000pt" svg:y="60.18000000000pt" presentation:class="page" draw:page-number="13"/>
        </presentation:notes>
      </draw:page>
      <draw:page draw:name="page14" draw:id="page14" xml:id="page14" draw:master-page-name="Default15" draw:style-name="dp3">
        <draw:layer-set>
          <draw:layer draw:name=""/>
        </draw:layer-set>
        <draw:frame draw:style-name="gr5" xml:id="shape-222" draw:id="shape-222" draw:layer="" svg:width="714.33194616000pt" svg:height="95.24425948800pt" svg:x="27.18510000000pt" svg:y="8.96735000000pt" presentation:class="title">
          <draw:text-box>
            <text:p text:style-name="P10">Testing God - Sha'ul forked tongue strikes again</text:p>
          </draw:text-box>
          <draw:glue-point draw:id="4" svg:x="0.50000000000pt" svg:y="0.50000000000pt" draw:align="center"/>
        </draw:frame>
        <draw:frame draw:style-name="gr5" xml:id="shape-223" draw:id="shape-223" draw:layer="" svg:width="690.83568419704pt" svg:height="438.28124999997pt" draw:transform="matrix(1.00000000000 0.00000000000 -0.00410129705 1.00000000000 50.13513355853pt 92.18749999999pt)" presentation:class="outline">
          <draw:text-box>
            <text:p text:style-name="P10"><text:span text:style-name="T16">[Rom 8:33 KJV] Who shall lay any thing to the charge of God's elect? [It is] God that justifieth.</text:span></text:p>
            <text:p text:style-name="P10"/>
            <text:p text:style-name="P10"><text:span text:style-name="T16">[Mat 4:5-6 KJV] Then the devil taketh him up into the holy city, and setteth him on a pinnacle of the temple, And saith unto him, If thou be the Son of God, cast thyself down: for it is written, He shall give his angels charge concerning thee: and in [their] hands they shall bear thee up, lest at any time thou dash thy foot against a stone.</text:span></text:p>
            <text:p text:style-name="P10"/>
            <text:p text:style-name="P11"><text:span text:style-name="T18">Father -<text:s/></text:span><text:span text:style-name="T19">will protect HIS covenant keeping Children if it is HIS will.</text:span><text:span text:style-name="T18"><text:s/>Take Hananiah, Mishael and Azariah - when the wicked King of Babylon demanded they bend their knee, they said something that profoundly agrees with Yeshua - not Paul.</text:span></text:p>
            <text:p text:style-name="P11"/>
            <text:p text:style-name="P11"><text:span text:style-name="T18">[Dan 3:17-18 NKJV] "If that [is the case], our God whom we serve is<text:s/></text:span><text:span text:style-name="T20">able</text:span><text:span text:style-name="T18"><text:s/>to<text:s/></text:span><text:span text:style-name="T20">deliver</text:span><text:span text:style-name="T18"><text:s/>us from the burning fiery furnace, and<text:s/></text:span><text:span text:style-name="T20">He will deliver [us] from your hand</text:span><text:span text:style-name="T18">, O king. "</text:span><text:span text:style-name="T20">But if not, let it be known to you, O king, that we do not serve your gods, nor will we worship the gold image which you have set up.</text:span><text:span text:style-name="T18">"</text:span></text:p>
          </draw:text-box>
          <draw:glue-point draw:id="4" svg:x="0.50000000000pt" svg:y="0.50000000000pt" draw:align="center"/>
        </draw:frame>
        <presentation:notes>
          <draw:frame presentation:style-name="pr2" xml:id="shape-224" draw:id="shape-22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5" draw:id="shape-225" draw:layer="" svg:width="396.28000000000pt" svg:height="296.96000000000pt" svg:x="108.00000000000pt" svg:y="60.18000000000pt" presentation:class="page" draw:page-number="14"/>
        </presentation:notes>
      </draw:page>
      <draw:page draw:name="page15" draw:id="page15" xml:id="page15" draw:master-page-name="Default1" draw:style-name="dp3">
        <draw:layer-set>
          <draw:layer draw:name=""/>
        </draw:layer-set>
        <draw:frame draw:style-name="gr5" xml:id="shape-226" draw:id="shape-226" draw:layer="" svg:width="714.33194616000pt" svg:height="95.24425948800pt" svg:x="27.18510000000pt" svg:y="8.96735000000pt" presentation:class="title">
          <draw:text-box>
            <text:p text:style-name="P10">Sha'ul demands we TEST Father in regards to our relationship in Romans 8.</text:p>
          </draw:text-box>
          <draw:glue-point draw:id="4" svg:x="0.50000000000pt" svg:y="0.50000000000pt" draw:align="center"/>
        </draw:frame>
        <draw:frame draw:style-name="gr5" xml:id="shape-227" draw:id="shape-227" draw:layer="" svg:width="690.83568419704pt" svg:height="438.28124999997pt" draw:transform="matrix(1.00000000000 0.00000000000 -0.00410129705 1.00000000000 50.13513355853pt 92.18749999999pt)" presentation:class="outline">
          <draw:text-box>
            <text:p text:style-name="P11"><text:span text:style-name="T16">It's like Paul forgot the "justice" of Yahweh - and sent forth a temptation just as HaSatan did toward Yeshua - you are God's annointed (elect) throw yourself from this pinnacle, and he will surely save you.<text:s/></text:span></text:p>
            <text:p text:style-name="P11"/>
            <text:p text:style-name="P11"><text:span text:style-name="T16">As the wicked Eternal Security Pastors preach, "You can live like hell and still inherit life."</text:span></text:p>
            <text:p text:style-name="P11"/>
            <text:p text:style-name="P11"><text:span text:style-name="T16">[Luk 13:1-5 NKJV] There were present at that season some who told Him about the Galileans whose blood Pilate had mingled with their sacrifices. And Jesus answered and said to them, "Do you suppose that these Galileans were worse sinners than all [other] Galileans, because they suffered such things? "I tell you, no; but unless you repent you will all likewise perish. "Or those eighteen on whom the tower in Siloam fell and killed them, do you think that they were worse sinners than all [other] men who dwelt in Jerusalem? "I tell you, no; but unless you repent you will all likewise perish."</text:span></text:p>
            <text:p text:style-name="P11"/>
            <text:p text:style-name="P11"><text:span text:style-name="T16">To live or die eternally depends on your<text:s/></text:span><text:span text:style-name="T21">actions not your faith.</text:span></text:p>
          </draw:text-box>
          <draw:glue-point draw:id="4" svg:x="0.50000000000pt" svg:y="0.50000000000pt" draw:align="center"/>
        </draw:frame>
        <presentation:notes>
          <draw:frame presentation:style-name="pr2" xml:id="shape-228" draw:id="shape-22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9" draw:id="shape-229" draw:layer="" svg:width="396.28000000000pt" svg:height="296.96000000000pt" svg:x="108.00000000000pt" svg:y="60.18000000000pt" presentation:class="page" draw:page-number="15"/>
        </presentation:notes>
      </draw:page>
      <draw:page draw:name="page16" draw:id="page16" xml:id="page16" draw:master-page-name="Default9" draw:style-name="dp3">
        <draw:layer-set>
          <draw:layer draw:name=""/>
        </draw:layer-set>
        <draw:frame draw:style-name="gr5" xml:id="shape-230" draw:id="shape-230" draw:layer="" svg:width="714.33194616000pt" svg:height="95.24425948800pt" svg:x="27.18510000000pt" svg:y="8.96735000000pt" presentation:class="title">
          <draw:text-box>
            <text:p text:style-name="P10">Justified and sanctified for sinful living</text:p>
          </draw:text-box>
          <draw:glue-point draw:id="4" svg:x="0.50000000000pt" svg:y="0.50000000000pt" draw:align="center"/>
        </draw:frame>
        <draw:frame draw:style-name="gr5" xml:id="shape-231" draw:id="shape-231" draw:layer="" svg:width="690.83568419704pt" svg:height="472.65624999996pt" draw:transform="matrix(1.00000000000 0.00000000000 -0.00410129705 1.00000000000 50.27611564462pt 57.81250000000pt)" presentation:class="outline">
          <draw:text-box>
            <text:p text:style-name="P11"><text:span text:style-name="T16">Like, "predestination" Paul's writings completely pervert the<text:s/></text:span><text:span text:style-name="T21">corporate</text:span><text:span text:style-name="T16"><text:s/>election of Israel. we are not<text:s/></text:span><text:span text:style-name="T21">individually</text:span><text:span text:style-name="T16"><text:s/>elect to the promise given to Abraham. As Paul correctly said in 2 Co 5:10-11, we will each face judgment for our<text:s/></text:span><text:span text:style-name="T21">WORKS.</text:span><text:span text:style-name="T16"><text:s/>this is a repeated theme throughout scripture - but the false church has taken<text:s/></text:span><text:span text:style-name="T21">one idea</text:span><text:span text:style-name="T16"><text:s/>from Paul and ran without it, using it to build their altar to their FALSE GOD that<text:s/></text:span><text:span text:style-name="T17">CANNOT SAVE THEM</text:span><text:span text:style-name="T16"><text:s/>on the day of wrath.</text:span></text:p>
            <text:p text:style-name="P11"/>
            <text:p text:style-name="P11"><text:span text:style-name="T21">JUSTIFICATION and ELECTION.</text:span><text:span text:style-name="T16"><text:s/>I am convinced that this entire argument hinges on a faulty translation of Genesis 15:6. Genesis 15:6 usually reads something like this:</text:span></text:p>
            <text:p text:style-name="P11"/>
            <text:p text:style-name="P11"><text:span text:style-name="T16">[Gen 15:6 NKJV] And he believed in the LORD, and He accounted it to him for righteousness.<text:s/></text:span></text:p>
            <text:p text:style-name="P11"/>
            <text:p text:style-name="P11"><text:span text:style-name="T16">The Hebrew literally would read as follows.<text:s/></text:span></text:p>
            <text:p text:style-name="P11"/>
            <text:p text:style-name="P11"><text:span text:style-name="T11">Trust</text:span><text:span text:style-name="T22"><text:s/>- YHVH -<text:s/></text:span><text:span text:style-name="T11">counted - just (or righteous)</text:span></text:p>
          </draw:text-box>
          <draw:glue-point draw:id="4" svg:x="0.50000000000pt" svg:y="0.50000000000pt" draw:align="center"/>
        </draw:frame>
        <presentation:notes>
          <draw:frame presentation:style-name="pr2" xml:id="shape-232" draw:id="shape-23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33" draw:id="shape-233" draw:layer="" svg:width="396.28000000000pt" svg:height="296.96000000000pt" svg:x="108.00000000000pt" svg:y="60.18000000000pt" presentation:class="page" draw:page-number="16"/>
        </presentation:notes>
      </draw:page>
      <draw:page draw:name="page17" draw:id="page17" xml:id="page17" draw:master-page-name="Default8" draw:style-name="dp3">
        <draw:layer-set>
          <draw:layer draw:name=""/>
        </draw:layer-set>
        <draw:frame draw:style-name="gr5" xml:id="shape-234" draw:id="shape-234" draw:layer="" svg:width="714.33194616000pt" svg:height="95.24425948800pt" svg:x="27.18510000000pt" svg:y="8.96735000000pt" presentation:class="title">
          <draw:text-box>
            <text:p text:style-name="P11"><text:span text:style-name="T11">Trust</text:span><text:span text:style-name="T22"><text:s/>- YHVH -<text:s/></text:span><text:span text:style-name="T11">counted - just (or righteous)</text:span></text:p>
          </draw:text-box>
          <draw:glue-point draw:id="4" svg:x="0.50000000000pt" svg:y="0.50000000000pt" draw:align="center"/>
        </draw:frame>
        <draw:frame draw:style-name="gr5" xml:id="shape-235" draw:id="shape-235" draw:layer="" svg:width="690.83568419704pt" svg:height="472.65624999996pt" draw:transform="matrix(1.00000000000 0.00000000000 -0.00410129705 1.00000000000 50.27611564462pt 54.68750000000pt)" presentation:class="outline">
          <draw:text-box>
            <text:p text:style-name="P11"><text:span text:style-name="T16">The context of the writer recording these words is YHVH promising Abram an innumerable inheritance through his PLURAL seed. the prior verse reads as follows (and is mostly correct in the KJV)</text:span></text:p>
            <text:p text:style-name="P11"/>
            <text:p text:style-name="P11"><text:span text:style-name="T16">"He (YHVH) brought him (Abram) outside and said, "Look now toward the heaven, and count the stars if you are able to number them." and He (YHVH) said to him, "So shall your descendants be."</text:span></text:p>
            <text:p text:style-name="P11"/>
            <text:p text:style-name="P11"><text:span text:style-name="T16">THEN we see that there is TRUST in YHVH, because Abram knew<text:s/></text:span><text:span text:style-name="T17">YHVH</text:span><text:span text:style-name="T16"><text:s/>was<text:s/></text:span><text:span text:style-name="T17">JUST</text:span><text:span text:style-name="T16">. This is the appropriate translation - and no I'm not the only one who believes this. Abram is counting YHVH as just and therefore, he TRUSTED the promise. God is not a man that he would lie.</text:span></text:p>
            <text:p text:style-name="P11"/>
            <text:p text:style-name="P11"><text:span text:style-name="T16">What this means is seismic for Christianity. Abram was<text:s/></text:span><text:span text:style-name="T21">NOT</text:span><text:span text:style-name="T16"><text:s/>justified by faith alone just as the teacher James (Yakov) tells us. He was properly interpreting that passage and used Paul's translation to destroy his false idea of being justified in sin.</text:span><text:span text:style-name="T11"><text:s/>This IS NOT EASY TO ACCEPT!</text:span></text:p>
          </draw:text-box>
          <draw:glue-point draw:id="4" svg:x="0.50000000000pt" svg:y="0.50000000000pt" draw:align="center"/>
        </draw:frame>
        <presentation:notes>
          <draw:frame presentation:style-name="pr2" xml:id="shape-236" draw:id="shape-23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37" draw:id="shape-237" draw:layer="" svg:width="396.28000000000pt" svg:height="296.96000000000pt" svg:x="108.00000000000pt" svg:y="60.18000000000pt" presentation:class="page" draw:page-number="17"/>
        </presentation:notes>
      </draw:page>
      <draw:page draw:name="page18" draw:id="page18" xml:id="page18" draw:master-page-name="Default7" draw:style-name="dp3">
        <draw:layer-set>
          <draw:layer draw:name=""/>
        </draw:layer-set>
        <draw:frame draw:style-name="gr5" xml:id="shape-238" draw:id="shape-238" draw:layer="" svg:width="714.33194616000pt" svg:height="40.25140000000pt" svg:x="27.18510000000pt" svg:y="8.96735000000pt" presentation:class="title">
          <draw:text-box>
            <text:p text:style-name="P11"><text:span text:style-name="T11">Election - what does this mean?</text:span></text:p>
          </draw:text-box>
          <draw:glue-point draw:id="4" svg:x="0.50000000000pt" svg:y="0.50000000000pt" draw:align="center"/>
        </draw:frame>
        <draw:frame draw:style-name="gr5" xml:id="shape-239" draw:id="shape-239" draw:layer="" svg:width="690.83568419704pt" svg:height="472.65624999996pt" draw:transform="matrix(1.00000000000 0.00000000000 -0.00410129705 1.00000000000 25.27611564462pt 54.68750000000pt)" presentation:class="outline">
          <draw:text-box>
            <text:p text:style-name="P11"><text:span text:style-name="T16">The word "election" appears in the Bible<text:s/></text:span><text:span text:style-name="T23">SIX</text:span><text:span text:style-name="T21"><text:s/></text:span><text:span text:style-name="T16">times and of those six, Paul uses them the most in Romans. Peter uses it in terms of<text:s/></text:span><text:span text:style-name="T21">us</text:span><text:span text:style-name="T16"><text:s/>working to make sure we are<text:s/></text:span><text:span text:style-name="T21">PART OF THE ELECT.</text:span><text:span text:style-name="T16"><text:s/>Paul writes as if it's<text:s/></text:span><text:span text:style-name="T17">GUARANTEED</text:span><text:span text:style-name="T16"><text:s/>- even before judgment day. The more important take-away?</text:span></text:p>
            <text:p text:style-name="P11"/>
            <text:p text:style-name="P11"><text:span text:style-name="T16">Election is<text:s/></text:span><text:span text:style-name="T21">NEVER used in the Old Testament.</text:span><text:span text:style-name="T16"><text:s/>It's Not How God WORKS with us as individuals.</text:span></text:p>
            <text:p text:style-name="P11"/>
            <text:p text:style-name="P11"><text:span text:style-name="T24">[Exo 32:33 KJV] And the LORD said unto Moses,<text:s/></text:span><text:span text:style-name="T25">Whosoever hath sinned against me, him will I blot out of my book.</text:span></text:p>
            <text:p text:style-name="P11"/>
            <text:p text:style-name="P11"><text:span text:style-name="T25">[Rev 3:5 NKJV]<text:s/></text:span><text:span text:style-name="T24">"</text:span><text:span text:style-name="T25">He who overcomes</text:span><text:span text:style-name="T24"><text:s/>shall be clothed in white garments,<text:s/></text:span><text:span text:style-name="T25">and I will not blot out his name from the Book of Life</text:span><text:span text:style-name="T24">; but I will confess his name before My Father and before His angels.</text:span></text:p>
            <text:p text:style-name="P11"/>
            <text:p text:style-name="P11"><text:span text:style-name="T24">Overcoming means to<text:s/></text:span><text:span text:style-name="T23">CEASE FROM SIN</text:span><text:span text:style-name="T21"><text:s/>and</text:span><text:span text:style-name="T16"><text:s/>TO<text:s/></text:span><text:span text:style-name="T17">STOP</text:span><text:span text:style-name="T16"><text:s/>VIOLATING TORAH. The same rule applies today as it did when Yah spoke to Moses - the soul that sins against Yah? IT SHALL DIE. You aren't ELECT AS AN INDIVIDUAL.</text:span></text:p>
          </draw:text-box>
          <draw:glue-point draw:id="4" svg:x="0.50000000000pt" svg:y="0.50000000000pt" draw:align="center"/>
        </draw:frame>
        <presentation:notes>
          <draw:frame presentation:style-name="pr2" xml:id="shape-240" draw:id="shape-240"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41" draw:id="shape-241" draw:layer="" svg:width="396.28000000000pt" svg:height="296.96000000000pt" svg:x="108.00000000000pt" svg:y="60.18000000000pt" presentation:class="page" draw:page-number="18"/>
        </presentation:notes>
      </draw:page>
      <draw:page draw:name="page19" draw:id="page19" xml:id="page19" draw:master-page-name="Default21" draw:style-name="dp3">
        <draw:layer-set>
          <draw:layer draw:name=""/>
        </draw:layer-set>
        <draw:frame draw:style-name="gr5" xml:id="shape-242" draw:id="shape-242" draw:layer="" svg:width="714.33194616000pt" svg:height="40.25140000000pt" svg:x="27.18510000000pt" svg:y="8.96735000000pt" presentation:class="title">
          <draw:text-box>
            <text:p text:style-name="P11"><text:span text:style-name="T11">Paul's context revealed<text:s/></text:span></text:p>
          </draw:text-box>
          <draw:glue-point draw:id="4" svg:x="0.50000000000pt" svg:y="0.50000000000pt" draw:align="center"/>
        </draw:frame>
        <draw:frame draw:style-name="gr5" xml:id="shape-243" draw:id="shape-243" draw:layer="" svg:width="690.83568419704pt" svg:height="472.65624999996pt" draw:transform="matrix(1.00000000000 0.00000000000 -0.00410129705 1.00000000000 25.27611564462pt 54.68750000000pt)" presentation:class="outline">
          <draw:text-box>
            <text:p text:style-name="P11"><text:span text:style-name="T16">[Rom 8:34-39 NKJV] Who [is] he who condemns? [It is] Christ who died, and furthermore is also risen, who is even at the right hand of God, who also makes intercession for us. Who shall separate us from the love of Christ?<text:s/></text:span><text:span text:style-name="T17">[Shall] tribulation, or distress, or persecution, or famine, or nakedness, or peril, or sword</text:span><text:span text:style-name="T16">? As it is written: "</text:span><text:span text:style-name="T21">For Your sake we are killed all day long; We are accounted as sheep for the slaughter.</text:span><text:span text:style-name="T16">" Yet in all these things we are more than conquerors through Him who loved us. For I am persuaded that neither death nor life, nor angels nor principalities nor powers, nor things present nor things to come, nor height nor depth,<text:s/></text:span><text:span text:style-name="T17">nor any other created thing, shall be able to separate us from the love of God<text:s/></text:span><text:span text:style-name="T16">which is in Christ Jesus our Lord.</text:span></text:p>
            <text:p text:style-name="P11"/>
            <text:p text:style-name="P11"><text:span text:style-name="T16">The<text:s/></text:span><text:span text:style-name="T21">context</text:span><text:span text:style-name="T16"><text:s/>of Paul telling us - "</text:span><text:span text:style-name="T17">nothing can separate you from the love of God</text:span><text:span text:style-name="T16">" - is<text:s/></text:span><text:span text:style-name="T21">enduring</text:span><text:span text:style-name="T16"><text:s/>tribulation, suffering, and even MURDER for your faith in Christ. However, Paul's<text:s/></text:span><text:span text:style-name="T21">conclusion</text:span><text:span text:style-name="T16"><text:s/>is still WRONG, even though Christianity totally perverts the conclusion to being, "my sin cannot separate me from the love of God." - Paul's statement<text:s/></text:span><text:span text:style-name="T17">LEADS</text:span><text:span text:style-name="T16"><text:s/>to that conclusion. This is PAUL'S OPINION, not "Thus says Yahweh".</text:span></text:p>
            <text:p text:style-name="P11"/>
            <text:p text:style-name="P11"/>
          </draw:text-box>
          <draw:glue-point draw:id="4" svg:x="0.50000000000pt" svg:y="0.50000000000pt" draw:align="center"/>
        </draw:frame>
        <presentation:notes>
          <draw:frame presentation:style-name="pr2" xml:id="shape-244" draw:id="shape-24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45" draw:id="shape-245" draw:layer="" svg:width="396.28000000000pt" svg:height="296.96000000000pt" svg:x="108.00000000000pt" svg:y="60.18000000000pt" presentation:class="page" draw:page-number="19"/>
        </presentation:notes>
      </draw:page>
      <draw:page draw:name="page20" draw:id="page20" xml:id="page20" draw:master-page-name="Default13" draw:style-name="dp3">
        <draw:layer-set>
          <draw:layer draw:name=""/>
        </draw:layer-set>
        <draw:frame draw:style-name="gr5" xml:id="shape-246" draw:id="shape-246" draw:layer="" svg:width="714.33194616000pt" svg:height="40.25140000000pt" svg:x="27.18510000000pt" svg:y="8.96735000000pt" presentation:class="title">
          <draw:text-box>
            <text:p text:style-name="P11"><text:span text:style-name="T11">When Yahweh abandons us</text:span></text:p>
          </draw:text-box>
          <draw:glue-point draw:id="4" svg:x="0.50000000000pt" svg:y="0.50000000000pt" draw:align="center"/>
        </draw:frame>
        <draw:frame draw:style-name="gr5" xml:id="shape-247" draw:id="shape-247" draw:layer="" svg:width="690.83568419704pt" svg:height="472.65624999996pt" draw:transform="matrix(1.00000000000 0.00000000000 -0.00410129705 1.00000000000 25.27611564462pt 54.68750000000pt)" presentation:class="outline">
          <draw:text-box>
            <text:p text:style-name="P11"><text:span text:style-name="T16">[Jdg 3:1 NKJV]<text:s/></text:span><text:span text:style-name="T17">Now these [are] the nations which the LORD left</text:span><text:span text:style-name="T16">, that He<text:s/></text:span><text:span text:style-name="T17">might test Israel by them</text:span><text:span text:style-name="T16">, [that is], all who had not known any of the wars in Canaan</text:span></text:p>
            <text:p text:style-name="P11"/>
            <text:p text:style-name="P11"><text:span text:style-name="T16">These are the nations which the LORD (YAH) LEFT! HE LEFT ISRAEL. "Nothing can separate you from the love of God." THIS IS PERVERTED!</text:span></text:p>
            <text:p text:style-name="P11"/>
            <text:p text:style-name="P11"><text:span text:style-name="T26">[Jdg 4:2 NKJV]<text:s/></text:span><text:span text:style-name="T27">So the LORD<text:s/></text:span><text:span text:style-name="T28">sold them into the hand of Jabin</text:span><text:span text:style-name="T27"><text:s/>king of Canaan, who reigned in Hazor. The commander of his army [was] Sisera, who dwelt in Harosheth Hagoyim.</text:span></text:p>
            <text:p text:style-name="P11"/>
            <text:p text:style-name="P11"><text:span text:style-name="T24">[Jdg 6:1 NKJV] Then the children of Israel did evil in the sight of the LORD.<text:s/></text:span><text:span text:style-name="T25">So the LORD delivered them into the hand of Midian for seven years,</text:span></text:p>
            <text:p text:style-name="P11"/>
            <text:p text:style-name="P11"><text:span text:style-name="T25">It's impossible to believe PAUL and the word of YAHWEH! This is ONE BOOK! ONE BOOK that<text:s/></text:span><text:span text:style-name="T23">REPEATEDLY</text:span><text:span text:style-name="T17"> warns us that disobedience to the commandments leads to whole families being sold again and again into slavery!!</text:span></text:p>
          </draw:text-box>
          <draw:glue-point draw:id="4" svg:x="0.50000000000pt" svg:y="0.50000000000pt" draw:align="center"/>
        </draw:frame>
        <presentation:notes>
          <draw:frame presentation:style-name="pr2" xml:id="shape-248" draw:id="shape-24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49" draw:id="shape-249" draw:layer="" svg:width="396.28000000000pt" svg:height="296.96000000000pt" svg:x="108.00000000000pt" svg:y="60.18000000000pt" presentation:class="page" draw:page-number="20"/>
        </presentation:notes>
      </draw:page>
      <draw:page draw:name="page21" draw:id="page21" xml:id="page21" draw:master-page-name="Default5" draw:style-name="dp3">
        <draw:layer-set>
          <draw:layer draw:name=""/>
        </draw:layer-set>
        <draw:frame draw:style-name="gr5" xml:id="shape-250" draw:id="shape-250" draw:layer="" svg:width="714.33194616000pt" svg:height="40.25140000000pt" svg:x="27.18510000000pt" svg:y="8.96735000000pt" presentation:class="title">
          <draw:text-box>
            <text:p text:style-name="P11"><text:span text:style-name="T11">Blotted Out from the Promise</text:span></text:p>
          </draw:text-box>
          <draw:glue-point draw:id="4" svg:x="0.50000000000pt" svg:y="0.50000000000pt" draw:align="center"/>
        </draw:frame>
        <draw:frame draw:style-name="gr5" xml:id="shape-251" draw:id="shape-251" draw:layer="" svg:width="690.83568419704pt" svg:height="472.65624999996pt" draw:transform="matrix(1.00000000000 0.00000000000 -0.00410129705 1.00000000000 25.27611564462pt 54.68750000000pt)" presentation:class="outline">
          <draw:text-box>
            <text:p text:style-name="P11"><text:span text:style-name="T16">[1Sa 15:27-28 NKJV] And as Samuel turned around to go away, [Saul] seized the edge of his robe, and it tore. So Samuel said to him, "T</text:span><text:span text:style-name="T17">he LORD has torn the kingdom of Israel from you today, and has given it to a neighbor of yours, [who is] better than you.</text:span></text:p>
            <text:p text:style-name="P11"/>
            <text:p text:style-name="P11"><text:span text:style-name="T17">"Nothing can separate you from the love of God."</text:span></text:p>
            <text:p text:style-name="P11"/>
            <text:p text:style-name="P11"><text:span text:style-name="T16">Saul was SEPARATED from the love of God.</text:span></text:p>
            <text:p text:style-name="P11"/>
            <text:p text:style-name="P11">[1Sa 16:14-15 NKJV] But the Spirit of the LORD<text:s/><text:span text:style-name="T29">DEPARTED</text:span><text:s/>from Saul, and a distressing spirit from the LORD troubled him. And Saul's servants said to him, "Surely, a distressing spirit from God is troubling you.</text:p>
          </draw:text-box>
          <draw:glue-point draw:id="4" svg:x="0.50000000000pt" svg:y="0.50000000000pt" draw:align="center"/>
        </draw:frame>
        <presentation:notes>
          <draw:frame presentation:style-name="pr2" xml:id="shape-252" draw:id="shape-25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53" draw:id="shape-253" draw:layer="" svg:width="396.28000000000pt" svg:height="296.96000000000pt" svg:x="108.00000000000pt" svg:y="60.18000000000pt" presentation:class="page" draw:page-number="21"/>
        </presentation:notes>
      </draw:page>
      <draw:page draw:name="page22" draw:id="page22" xml:id="page22" draw:master-page-name="Default12" draw:style-name="dp3">
        <draw:layer-set>
          <draw:layer draw:name=""/>
        </draw:layer-set>
        <draw:frame draw:style-name="gr5" xml:id="shape-254" draw:id="shape-254" draw:layer="" svg:width="714.33194616000pt" svg:height="40.25140000000pt" svg:x="27.18510000000pt" svg:y="8.96735000000pt" presentation:class="title">
          <draw:text-box>
            <text:p text:style-name="P11"><text:span text:style-name="T11">God's JUSTICE &amp; WRATH cannot stomach disobedience</text:span></text:p>
          </draw:text-box>
          <draw:glue-point draw:id="4" svg:x="0.50000000000pt" svg:y="0.50000000000pt" draw:align="center"/>
        </draw:frame>
        <draw:frame draw:style-name="gr5" xml:id="shape-255" draw:id="shape-255" draw:layer="" svg:width="690.83568419704pt" svg:height="472.65624999996pt" draw:transform="matrix(1.00000000000 0.00000000000 -0.00410129705 1.00000000000 25.27611564462pt 54.68750000000pt)" presentation:class="outline">
          <draw:text-box>
            <text:p text:style-name="P11"><text:span text:style-name="T16">[Isa 1:20 NKJV] But if you refuse and rebel, You shall be devoured by the sword"; For the mouth of the LORD has spoken.</text:span></text:p>
            <text:p text:style-name="P11"/>
            <text:p text:style-name="P11"><text:span text:style-name="T16">Who will be separated from the love of God? Those who DISOBEY God, and don't heed the words to REPENT. When we are SEPARATED from the love of God, we will fall under the WRATH of God. We will be devoured by the sword of His mouth.</text:span></text:p>
            <text:p text:style-name="P11"/>
            <text:p text:style-name="P11"><text:span text:style-name="T16">[1Pe 4:17-19 NKJV] For the time [has come] for judgment to begin at the house of God; and if [it begins] with us first, what will [be] the end of those who do not obey the gospel of God? Now "</text:span><text:span text:style-name="T21">If the righteous one is scarcely saved, Where will the ungodly and the sinner appear</text:span><text:span text:style-name="T16">?" Therefore let those who suffer according to the will of God</text:span><text:span text:style-name="T17"><text:s/>commit their souls [to Him] in doing good, as to a faithful Creator.</text:span></text:p>
            <text:p text:style-name="P11"/>
            <text:p text:style-name="P11"><text:span text:style-name="T17">If<text:s/></text:span><text:span text:style-name="T23">scarcely the righteous are saved?</text:span><text:span text:style-name="T17"><text:s/>what do you think will become of those who claim to be under the love of God as Torahless sinners?</text:span></text:p>
          </draw:text-box>
          <draw:glue-point draw:id="4" svg:x="0.50000000000pt" svg:y="0.50000000000pt" draw:align="center"/>
        </draw:frame>
        <presentation:notes>
          <draw:frame presentation:style-name="pr2" xml:id="shape-256" draw:id="shape-25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57" draw:id="shape-257" draw:layer="" svg:width="396.28000000000pt" svg:height="296.96000000000pt" svg:x="108.00000000000pt" svg:y="60.18000000000pt" presentation:class="page" draw:page-number="22"/>
        </presentation:notes>
      </draw:page>
      <draw:page draw:name="page23" draw:id="page23" xml:id="page23" draw:master-page-name="Default11" draw:style-name="dp3">
        <draw:layer-set>
          <draw:layer draw:name=""/>
        </draw:layer-set>
        <draw:frame draw:style-name="gr5" xml:id="shape-258" draw:id="shape-258" draw:layer="" svg:width="714.33194616000pt" svg:height="40.25140000000pt" svg:x="27.18510000000pt" svg:y="8.96735000000pt" presentation:class="title">
          <draw:text-box>
            <text:p text:style-name="P11"><text:span text:style-name="T11">The ungodly are separated from God's love</text:span></text:p>
          </draw:text-box>
          <draw:glue-point draw:id="4" svg:x="0.50000000000pt" svg:y="0.50000000000pt" draw:align="center"/>
        </draw:frame>
        <draw:frame draw:style-name="gr5" xml:id="shape-259" draw:id="shape-259" draw:layer="" svg:width="690.83568419704pt" svg:height="536.71874999995pt" draw:transform="matrix(1.00000000000 0.00000000000 -0.00410129705 1.00000000000 25.27611564462pt 53.12500000000pt)" presentation:class="outline">
          <draw:text-box>
            <text:p text:style-name="P11"><text:span text:style-name="T16">[Psa 1:4-6 NKJV] The ungodly [are] not so, But [are] like the chaff which the wind drives away. Therefore the ungodly shall not stand in the judgment, Nor sinners in the congregation of the righteous. For the LORD knows the way of the righteous, But the way of the ungodly shall perish.</text:span></text:p>
            <text:p text:style-name="P11"/>
            <text:p text:style-name="P11"><text:span text:style-name="T16">The LORD knows the way of the righteous (Deut 6:25 - Torah Keepers) but the SINNERS (breaking Torah 1 Jo 3:4) and the ungodly (scoffers - it's two different groups of people) SHALL PERISH! You will be SEPARATED from the love of God - and fall under his JUDGMENT for refusing to keep the commandments.</text:span></text:p>
            <text:p text:style-name="P11"/>
            <text:p text:style-name="P11"><text:span text:style-name="T16">THAT is God's justice.</text:span></text:p>
            <text:p text:style-name="P11"/>
            <text:p text:style-name="P11"><text:span text:style-name="T16">[Eze 18:25 NKJV] "Yet you say, 'The way of the Lord is not fair.' Hear now, O house of Israel, is it not My way which is fair, and your ways which are not fair?</text:span></text:p>
            <text:p text:style-name="P11"><text:span text:style-name="T30">|</text:span></text:p>
            <text:p text:style-name="P11"><text:span text:style-name="T16">Indeed Christians - is the way of the LORD not fair? seek his justice, or perish. Will you turn from your ways, back to HIS ways?</text:span></text:p>
          </draw:text-box>
          <draw:glue-point draw:id="4" svg:x="0.50000000000pt" svg:y="0.50000000000pt" draw:align="center"/>
        </draw:frame>
        <presentation:notes>
          <draw:frame presentation:style-name="pr2" xml:id="shape-260" draw:id="shape-260"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61" draw:id="shape-261" draw:layer="" svg:width="396.28000000000pt" svg:height="296.96000000000pt" svg:x="108.00000000000pt" svg:y="60.18000000000pt" presentation:class="page" draw:page-number="23"/>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top="0.000000000000000pt" fo:padding-top="0.000000000000000pt"/>
      <style:text-properties fo:color="#ffffff"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default-style>
    <style:style style:name="Title" style:display-name="Title" style:family="paragraph">
      <style:paragraph-properties fo:margin-top="0.000000000000000pt" fo:padding-top="0.000000000000000pt" fo:text-align="center"/>
      <style:text-properties fo:color="#ffffff" fo:font-family="Arial" fo:font-size="44.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paragraph-properties fo:margin-top="0.000000000000000pt" fo:padding-top="0.000000000000000pt"/>
      <style:text-properties fo:color="#ffffff"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margin-bottom="14.173252900000000pt" fo:margin-top="0.000000000000000pt" fo:padding-top="0.000000000000000pt"/>
      <style:text-properties fo:color="#ffffff"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5%" svg:y="4%" svg:width="90%" svg:height="16%"/>
      <presentation:placeholder presentation:object="outline" svg:x="5%" svg:y="23%" svg:width="90%"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family="paragraph"/>
    <style:style style:name="P2" style:family="paragraph">
      <style:text-properties fo:font-family="Sans Serif" fo:font-size="14.000000000000000pt" style:font-family-generic="roman" style:font-pitch="variable"/>
    </style:style>
    <style:style style:name="P3" style:family="paragraph">
      <style:paragraph-properties fo:text-align="center"/>
      <style:text-properties fo:font-family="Sans Serif" fo:font-size="14.000000000000000pt" style:font-family-generic="roman" style:font-pitch="variable"/>
    </style:style>
    <style:style style:name="P4" style:family="paragraph">
      <style:paragraph-properties fo:text-align="end"/>
      <style:text-properties fo:font-family="Sans Serif" fo:font-size="14.000000000000000pt" style:font-family-generic="roman" style:font-pitch="variable"/>
    </style:style>
    <style:style style:name="P5" style:parent-style-name="Title" style:family="paragraph"/>
    <style:style style:name="P6" style:parent-style-name="Standard" style:family="paragraph"/>
    <style:style style:name="gr1" style:family="graphic">
      <style:graphic-properties draw:auto-grow-height="false" draw:auto-grow-width="false" draw:blue="0%" draw:color-mode="standard" draw:contrast="0%" draw:fill="none" draw:gamma="0%" draw:green="0%" draw:luminance="0%" draw:red="0%" draw:shadow="hidden" draw:shadow-color="#808080" draw:shadow-offset-x="8.50395pt" draw:shadow-offset-y="8.50395pt" draw:stroke="none" draw:textarea-horizontal-align="left" draw:textarea-vertical-align="top" fo:margin="0.000000000000000pt" style:protect="position size" style:wrap="biggest" style:wrap-contour="false" style:wrap-dynamic-threshold="0.000000000000000pt"/>
    </style:style>
    <style:style style:name="gr2" style:family="graphic">
      <style:graphic-properties draw:fill="none" draw:stroke="none" fo:margin="0.000000000000000pt" style:wrap="biggest" style:wrap-contour="false" style:wrap-dynamic-threshold="0.000000000000000pt"/>
    </style:style>
    <style:style style:name="gr3"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4" style:family="graphic">
      <style:graphic-properties draw:auto-grow-height="false" draw:auto-grow-width="false" draw:blue="0%" draw:color-mode="standard" draw:contrast="0%" draw:fill="none" draw:gamma="0%" draw:green="0%" draw:luminance="0%" draw:red="0%" draw:shadow="hidden" draw:shadow-color="#808080" draw:shadow-offset-x="8.50395pt" draw:shadow-offset-y="8.50395pt" draw:stroke="none" draw:textarea-horizontal-align="left" draw:textarea-vertical-align="top" fo:margin="0.000000000000000pt" style:wrap="biggest" style:wrap-contour="false" style:wrap-dynamic-threshold="0.000000000000000pt"/>
    </style:style>
    <style:style style:name="dp1" style:family="drawing-page">
      <style:drawing-page-properties draw:fill="solid" draw:fill-color="#162d50"/>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793.702162400000020pt" style:print-orientation="landscape"/>
    </style:page-layout>
  </office:automatic-styles>
  <office:master-styles>
    <style:master-page style:name="Default1"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564.80412806500pt" svg:height="423.58183616940pt" svg:x="222.86000000000pt" svg:y="166.16700000000pt">
        <draw:image xlink:type="simple" xlink:show="embed" xlink:actuate="onLoad" xlink:href="Pictures/image1.png"/>
      </draw:frame>
      <draw:frame draw:style-name="gr1" xml:id="shape-2" draw:id="shape-2" draw:layer="backgroundobjects" svg:width="387.92193187300pt" svg:height="290.75010999060pt" svg:x="6.17954000000pt" svg:y="9.09923000000pt">
        <draw:image xlink:type="simple" xlink:show="embed" xlink:actuate="onLoad" xlink:href="Pictures/image2.png"/>
      </draw:frame>
      <draw:frame draw:style-name="gr2" xml:id="shape-3" draw:id="shape-3"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4" draw:id="shape-4"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5" draw:id="shape-5"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6" draw:id="shape-6"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7" draw:id="shape-7"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8" draw:id="shape-8" draw:layer="backgroundobjects" svg:width="564.80412806500pt" svg:height="423.58183616940pt" svg:x="221.08800000000pt" svg:y="166.16700000000pt">
        <draw:image xlink:type="simple" xlink:show="embed" xlink:actuate="onLoad" xlink:href="Pictures/image1.png"/>
      </draw:frame>
    </style:master-page>
    <style:master-page style:name="Default2"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9" draw:id="shape-9" draw:layer="backgroundobjects" svg:width="564.80412806500pt" svg:height="423.58183616940pt" svg:x="222.86000000000pt" svg:y="166.16700000000pt">
        <draw:image xlink:type="simple" xlink:show="embed" xlink:actuate="onLoad" xlink:href="Pictures/image1.png"/>
      </draw:frame>
      <draw:frame draw:style-name="gr1" xml:id="shape-10" draw:id="shape-10" draw:layer="backgroundobjects" svg:width="387.92193187300pt" svg:height="290.75010999060pt" svg:x="6.17954000000pt" svg:y="9.09923000000pt">
        <draw:image xlink:type="simple" xlink:show="embed" xlink:actuate="onLoad" xlink:href="Pictures/image2.png"/>
      </draw:frame>
      <draw:frame draw:style-name="gr2" xml:id="shape-11" draw:id="shape-11"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2" draw:id="shape-12"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3" draw:id="shape-13"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4" draw:id="shape-14"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5" draw:id="shape-15"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6" draw:id="shape-16" draw:layer="backgroundobjects" svg:width="564.80412806500pt" svg:height="423.58183616940pt" svg:x="221.08800000000pt" svg:y="166.16700000000pt">
        <draw:image xlink:type="simple" xlink:show="embed" xlink:actuate="onLoad" xlink:href="Pictures/image1.png"/>
      </draw:frame>
    </style:master-page>
    <style:master-page style:name="Default3"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7" draw:id="shape-17" draw:layer="backgroundobjects" svg:width="564.80412806500pt" svg:height="423.58183616940pt" svg:x="222.86000000000pt" svg:y="166.16700000000pt">
        <draw:image xlink:type="simple" xlink:show="embed" xlink:actuate="onLoad" xlink:href="Pictures/image1.png"/>
      </draw:frame>
      <draw:frame draw:style-name="gr1" xml:id="shape-18" draw:id="shape-18" draw:layer="backgroundobjects" svg:width="387.92193187300pt" svg:height="290.75010999060pt" svg:x="6.17954000000pt" svg:y="9.09923000000pt">
        <draw:image xlink:type="simple" xlink:show="embed" xlink:actuate="onLoad" xlink:href="Pictures/image2.png"/>
      </draw:frame>
      <draw:frame draw:style-name="gr2" xml:id="shape-19" draw:id="shape-19"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20" draw:id="shape-20"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1" draw:id="shape-21"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2" draw:id="shape-22"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3" draw:id="shape-23"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24" draw:id="shape-24" draw:layer="backgroundobjects" svg:width="564.80412806500pt" svg:height="423.58183616940pt" svg:x="221.08800000000pt" svg:y="166.16700000000pt">
        <draw:image xlink:type="simple" xlink:show="embed" xlink:actuate="onLoad" xlink:href="Pictures/image1.png"/>
      </draw:frame>
    </style:master-page>
    <style:master-page style:name="Default4"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25" draw:id="shape-25" draw:layer="backgroundobjects" svg:width="564.80412806500pt" svg:height="423.58183616940pt" svg:x="222.86000000000pt" svg:y="166.16700000000pt">
        <draw:image xlink:type="simple" xlink:show="embed" xlink:actuate="onLoad" xlink:href="Pictures/image1.png"/>
      </draw:frame>
      <draw:frame draw:style-name="gr1" xml:id="shape-26" draw:id="shape-26" draw:layer="backgroundobjects" svg:width="387.92193187300pt" svg:height="290.75010999060pt" svg:x="6.17954000000pt" svg:y="9.09923000000pt">
        <draw:image xlink:type="simple" xlink:show="embed" xlink:actuate="onLoad" xlink:href="Pictures/image2.png"/>
      </draw:frame>
      <draw:frame draw:style-name="gr2" xml:id="shape-27" draw:id="shape-27"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28" draw:id="shape-28"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9" draw:id="shape-29"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30" draw:id="shape-30"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31" draw:id="shape-31"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32" draw:id="shape-32" draw:layer="backgroundobjects" svg:width="564.80412806500pt" svg:height="423.58183616940pt" svg:x="221.08800000000pt" svg:y="166.16700000000pt">
        <draw:image xlink:type="simple" xlink:show="embed" xlink:actuate="onLoad" xlink:href="Pictures/image1.png"/>
      </draw:frame>
    </style:master-page>
    <style:master-page style:name="Default5"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33" draw:id="shape-33" draw:layer="backgroundobjects" svg:width="564.80412806500pt" svg:height="423.58183616940pt" svg:x="222.86000000000pt" svg:y="166.16700000000pt">
        <draw:image xlink:type="simple" xlink:show="embed" xlink:actuate="onLoad" xlink:href="Pictures/image1.png"/>
      </draw:frame>
      <draw:frame draw:style-name="gr1" xml:id="shape-34" draw:id="shape-34" draw:layer="backgroundobjects" svg:width="387.92193187300pt" svg:height="290.75010999060pt" svg:x="6.17954000000pt" svg:y="9.09923000000pt">
        <draw:image xlink:type="simple" xlink:show="embed" xlink:actuate="onLoad" xlink:href="Pictures/image2.png"/>
      </draw:frame>
      <draw:frame draw:style-name="gr2" xml:id="shape-35" draw:id="shape-35"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36" draw:id="shape-36"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37" draw:id="shape-37"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38" draw:id="shape-38"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39" draw:id="shape-39"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40" draw:id="shape-40" draw:layer="backgroundobjects" svg:width="564.80412806500pt" svg:height="423.58183616940pt" svg:x="221.08800000000pt" svg:y="166.16700000000pt">
        <draw:image xlink:type="simple" xlink:show="embed" xlink:actuate="onLoad" xlink:href="Pictures/image1.png"/>
      </draw:frame>
    </style:master-page>
    <style:master-page style:name="Default6"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41" draw:id="shape-41" draw:layer="backgroundobjects" svg:width="564.80412806500pt" svg:height="423.58183616940pt" svg:x="222.86000000000pt" svg:y="166.16700000000pt">
        <draw:image xlink:type="simple" xlink:show="embed" xlink:actuate="onLoad" xlink:href="Pictures/image1.png"/>
      </draw:frame>
      <draw:frame draw:style-name="gr1" xml:id="shape-42" draw:id="shape-42" draw:layer="backgroundobjects" svg:width="387.92193187300pt" svg:height="290.75010999060pt" svg:x="6.17954000000pt" svg:y="9.09923000000pt">
        <draw:image xlink:type="simple" xlink:show="embed" xlink:actuate="onLoad" xlink:href="Pictures/image2.png"/>
      </draw:frame>
      <draw:frame draw:style-name="gr2" xml:id="shape-43" draw:id="shape-43"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44" draw:id="shape-44"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45" draw:id="shape-45"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46" draw:id="shape-46"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47" draw:id="shape-47"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48" draw:id="shape-48" draw:layer="backgroundobjects" svg:width="564.80412806500pt" svg:height="423.58183616940pt" svg:x="221.08800000000pt" svg:y="166.16700000000pt">
        <draw:image xlink:type="simple" xlink:show="embed" xlink:actuate="onLoad" xlink:href="Pictures/image1.png"/>
      </draw:frame>
    </style:master-page>
    <style:master-page style:name="Default7"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49" draw:id="shape-49" draw:layer="backgroundobjects" svg:width="564.80412806500pt" svg:height="423.58183616940pt" svg:x="222.86000000000pt" svg:y="166.16700000000pt">
        <draw:image xlink:type="simple" xlink:show="embed" xlink:actuate="onLoad" xlink:href="Pictures/image1.png"/>
      </draw:frame>
      <draw:frame draw:style-name="gr1" xml:id="shape-50" draw:id="shape-50" draw:layer="backgroundobjects" svg:width="387.92193187300pt" svg:height="290.75010999060pt" svg:x="6.17954000000pt" svg:y="9.09923000000pt">
        <draw:image xlink:type="simple" xlink:show="embed" xlink:actuate="onLoad" xlink:href="Pictures/image2.png"/>
      </draw:frame>
      <draw:frame draw:style-name="gr2" xml:id="shape-51" draw:id="shape-51"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52" draw:id="shape-52"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53" draw:id="shape-53"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54" draw:id="shape-54"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55" draw:id="shape-55"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56" draw:id="shape-56" draw:layer="backgroundobjects" svg:width="564.80412806500pt" svg:height="423.58183616940pt" svg:x="221.08800000000pt" svg:y="166.16700000000pt">
        <draw:image xlink:type="simple" xlink:show="embed" xlink:actuate="onLoad" xlink:href="Pictures/image1.png"/>
      </draw:frame>
    </style:master-page>
    <style:master-page style:name="Default8"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57" draw:id="shape-57" draw:layer="backgroundobjects" svg:width="564.80412806500pt" svg:height="423.58183616940pt" svg:x="222.86000000000pt" svg:y="166.16700000000pt">
        <draw:image xlink:type="simple" xlink:show="embed" xlink:actuate="onLoad" xlink:href="Pictures/image1.png"/>
      </draw:frame>
      <draw:frame draw:style-name="gr1" xml:id="shape-58" draw:id="shape-58" draw:layer="backgroundobjects" svg:width="387.92193187300pt" svg:height="290.75010999060pt" svg:x="6.17954000000pt" svg:y="9.09923000000pt">
        <draw:image xlink:type="simple" xlink:show="embed" xlink:actuate="onLoad" xlink:href="Pictures/image2.png"/>
      </draw:frame>
      <draw:frame draw:style-name="gr2" xml:id="shape-59" draw:id="shape-59"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60" draw:id="shape-60"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61" draw:id="shape-61"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62" draw:id="shape-62"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63" draw:id="shape-63"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64" draw:id="shape-64" draw:layer="backgroundobjects" svg:width="564.80412806500pt" svg:height="423.58183616940pt" svg:x="221.08800000000pt" svg:y="166.16700000000pt">
        <draw:image xlink:type="simple" xlink:show="embed" xlink:actuate="onLoad" xlink:href="Pictures/image1.png"/>
      </draw:frame>
    </style:master-page>
    <style:master-page style:name="Default9"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65" draw:id="shape-65" draw:layer="backgroundobjects" svg:width="564.80412806500pt" svg:height="423.58183616940pt" svg:x="222.86000000000pt" svg:y="166.16700000000pt">
        <draw:image xlink:type="simple" xlink:show="embed" xlink:actuate="onLoad" xlink:href="Pictures/image1.png"/>
      </draw:frame>
      <draw:frame draw:style-name="gr1" xml:id="shape-66" draw:id="shape-66" draw:layer="backgroundobjects" svg:width="387.92193187300pt" svg:height="290.75010999060pt" svg:x="6.17954000000pt" svg:y="9.09923000000pt">
        <draw:image xlink:type="simple" xlink:show="embed" xlink:actuate="onLoad" xlink:href="Pictures/image2.png"/>
      </draw:frame>
      <draw:frame draw:style-name="gr2" xml:id="shape-67" draw:id="shape-67"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68" draw:id="shape-68"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69" draw:id="shape-69"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70" draw:id="shape-70"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71" draw:id="shape-71"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72" draw:id="shape-72" draw:layer="backgroundobjects" svg:width="564.80412806500pt" svg:height="423.58183616940pt" svg:x="221.08800000000pt" svg:y="166.16700000000pt">
        <draw:image xlink:type="simple" xlink:show="embed" xlink:actuate="onLoad" xlink:href="Pictures/image1.png"/>
      </draw:frame>
    </style:master-page>
    <style:master-page style:name="Default10"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73" draw:id="shape-73" draw:layer="backgroundobjects" svg:width="564.80412806500pt" svg:height="423.58183616940pt" svg:x="222.86000000000pt" svg:y="166.16700000000pt">
        <draw:image xlink:type="simple" xlink:show="embed" xlink:actuate="onLoad" xlink:href="Pictures/image1.png"/>
      </draw:frame>
      <draw:frame draw:style-name="gr1" xml:id="shape-74" draw:id="shape-74" draw:layer="backgroundobjects" svg:width="387.92193187300pt" svg:height="290.75010999060pt" svg:x="6.17954000000pt" svg:y="9.09923000000pt">
        <draw:image xlink:type="simple" xlink:show="embed" xlink:actuate="onLoad" xlink:href="Pictures/image2.png"/>
      </draw:frame>
      <draw:frame draw:style-name="gr2" xml:id="shape-75" draw:id="shape-75"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76" draw:id="shape-76"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77" draw:id="shape-77"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78" draw:id="shape-78"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79" draw:id="shape-79"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80" draw:id="shape-80" draw:layer="backgroundobjects" svg:width="564.80412806500pt" svg:height="423.58183616940pt" svg:x="221.08800000000pt" svg:y="166.16700000000pt">
        <draw:image xlink:type="simple" xlink:show="embed" xlink:actuate="onLoad" xlink:href="Pictures/image1.png"/>
      </draw:frame>
    </style:master-page>
    <style:master-page style:name="Default11"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81" draw:id="shape-81" draw:layer="backgroundobjects" svg:width="564.80412806500pt" svg:height="423.58183616940pt" svg:x="222.86000000000pt" svg:y="166.16700000000pt">
        <draw:image xlink:type="simple" xlink:show="embed" xlink:actuate="onLoad" xlink:href="Pictures/image1.png"/>
      </draw:frame>
      <draw:frame draw:style-name="gr1" xml:id="shape-82" draw:id="shape-82" draw:layer="backgroundobjects" svg:width="387.92193187300pt" svg:height="290.75010999060pt" svg:x="6.17954000000pt" svg:y="9.09923000000pt">
        <draw:image xlink:type="simple" xlink:show="embed" xlink:actuate="onLoad" xlink:href="Pictures/image2.png"/>
      </draw:frame>
      <draw:frame draw:style-name="gr2" xml:id="shape-83" draw:id="shape-83"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84" draw:id="shape-84"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85" draw:id="shape-85"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86" draw:id="shape-86"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87" draw:id="shape-87"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88" draw:id="shape-88" draw:layer="backgroundobjects" svg:width="564.80412806500pt" svg:height="423.58183616940pt" svg:x="221.08800000000pt" svg:y="166.16700000000pt">
        <draw:image xlink:type="simple" xlink:show="embed" xlink:actuate="onLoad" xlink:href="Pictures/image1.png"/>
      </draw:frame>
    </style:master-page>
    <style:master-page style:name="Default12"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89" draw:id="shape-89" draw:layer="backgroundobjects" svg:width="564.80412806500pt" svg:height="423.58183616940pt" svg:x="222.86000000000pt" svg:y="166.16700000000pt">
        <draw:image xlink:type="simple" xlink:show="embed" xlink:actuate="onLoad" xlink:href="Pictures/image1.png"/>
      </draw:frame>
      <draw:frame draw:style-name="gr1" xml:id="shape-90" draw:id="shape-90" draw:layer="backgroundobjects" svg:width="387.92193187300pt" svg:height="290.75010999060pt" svg:x="6.17954000000pt" svg:y="9.09923000000pt">
        <draw:image xlink:type="simple" xlink:show="embed" xlink:actuate="onLoad" xlink:href="Pictures/image2.png"/>
      </draw:frame>
      <draw:frame draw:style-name="gr2" xml:id="shape-91" draw:id="shape-91"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92" draw:id="shape-92"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93" draw:id="shape-93"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94" draw:id="shape-94"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95" draw:id="shape-95"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96" draw:id="shape-96" draw:layer="backgroundobjects" svg:width="564.80412806500pt" svg:height="423.58183616940pt" svg:x="221.08800000000pt" svg:y="166.16700000000pt">
        <draw:image xlink:type="simple" xlink:show="embed" xlink:actuate="onLoad" xlink:href="Pictures/image1.png"/>
      </draw:frame>
    </style:master-page>
    <style:master-page style:name="Default13"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97" draw:id="shape-97" draw:layer="backgroundobjects" svg:width="564.80412806500pt" svg:height="423.58183616940pt" svg:x="222.86000000000pt" svg:y="166.16700000000pt">
        <draw:image xlink:type="simple" xlink:show="embed" xlink:actuate="onLoad" xlink:href="Pictures/image1.png"/>
      </draw:frame>
      <draw:frame draw:style-name="gr1" xml:id="shape-98" draw:id="shape-98" draw:layer="backgroundobjects" svg:width="387.92193187300pt" svg:height="290.75010999060pt" svg:x="6.17954000000pt" svg:y="9.09923000000pt">
        <draw:image xlink:type="simple" xlink:show="embed" xlink:actuate="onLoad" xlink:href="Pictures/image2.png"/>
      </draw:frame>
      <draw:frame draw:style-name="gr2" xml:id="shape-99" draw:id="shape-99"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00" draw:id="shape-100"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01" draw:id="shape-101"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02" draw:id="shape-102"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03" draw:id="shape-103"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04" draw:id="shape-104" draw:layer="backgroundobjects" svg:width="564.80412806500pt" svg:height="423.58183616940pt" svg:x="221.08800000000pt" svg:y="166.16700000000pt">
        <draw:image xlink:type="simple" xlink:show="embed" xlink:actuate="onLoad" xlink:href="Pictures/image1.png"/>
      </draw:frame>
    </style:master-page>
    <style:master-page style:name="Default14"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05" draw:id="shape-105" draw:layer="backgroundobjects" svg:width="564.80412806500pt" svg:height="423.58183616940pt" svg:x="222.86000000000pt" svg:y="166.16700000000pt">
        <draw:image xlink:type="simple" xlink:show="embed" xlink:actuate="onLoad" xlink:href="Pictures/image1.png"/>
      </draw:frame>
      <draw:frame draw:style-name="gr1" xml:id="shape-106" draw:id="shape-106" draw:layer="backgroundobjects" svg:width="387.92193187300pt" svg:height="290.75010999060pt" svg:x="6.17954000000pt" svg:y="9.09923000000pt">
        <draw:image xlink:type="simple" xlink:show="embed" xlink:actuate="onLoad" xlink:href="Pictures/image2.png"/>
      </draw:frame>
      <draw:frame draw:style-name="gr2" xml:id="shape-107" draw:id="shape-107"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08" draw:id="shape-108"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09" draw:id="shape-109"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10" draw:id="shape-110"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11" draw:id="shape-111"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12" draw:id="shape-112" draw:layer="backgroundobjects" svg:width="564.80412806500pt" svg:height="423.58183616940pt" svg:x="221.08800000000pt" svg:y="166.16700000000pt">
        <draw:image xlink:type="simple" xlink:show="embed" xlink:actuate="onLoad" xlink:href="Pictures/image1.png"/>
      </draw:frame>
    </style:master-page>
    <style:master-page style:name="Default15"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13" draw:id="shape-113" draw:layer="backgroundobjects" svg:width="564.80412806500pt" svg:height="423.58183616940pt" svg:x="222.86000000000pt" svg:y="166.16700000000pt">
        <draw:image xlink:type="simple" xlink:show="embed" xlink:actuate="onLoad" xlink:href="Pictures/image1.png"/>
      </draw:frame>
      <draw:frame draw:style-name="gr1" xml:id="shape-114" draw:id="shape-114" draw:layer="backgroundobjects" svg:width="387.92193187300pt" svg:height="290.75010999060pt" svg:x="6.17954000000pt" svg:y="9.09923000000pt">
        <draw:image xlink:type="simple" xlink:show="embed" xlink:actuate="onLoad" xlink:href="Pictures/image2.png"/>
      </draw:frame>
      <draw:frame draw:style-name="gr2" xml:id="shape-115" draw:id="shape-115"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16" draw:id="shape-116"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17" draw:id="shape-117"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18" draw:id="shape-118"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19" draw:id="shape-119"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20" draw:id="shape-120" draw:layer="backgroundobjects" svg:width="564.80412806500pt" svg:height="423.58183616940pt" svg:x="221.08800000000pt" svg:y="166.16700000000pt">
        <draw:image xlink:type="simple" xlink:show="embed" xlink:actuate="onLoad" xlink:href="Pictures/image1.png"/>
      </draw:frame>
    </style:master-page>
    <style:master-page style:name="Default16"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21" draw:id="shape-121" draw:layer="backgroundobjects" svg:width="564.80412806500pt" svg:height="423.58183616940pt" svg:x="222.86000000000pt" svg:y="166.16700000000pt">
        <draw:image xlink:type="simple" xlink:show="embed" xlink:actuate="onLoad" xlink:href="Pictures/image1.png"/>
      </draw:frame>
      <draw:frame draw:style-name="gr1" xml:id="shape-122" draw:id="shape-122" draw:layer="backgroundobjects" svg:width="387.92193187300pt" svg:height="290.75010999060pt" svg:x="6.17954000000pt" svg:y="9.09923000000pt">
        <draw:image xlink:type="simple" xlink:show="embed" xlink:actuate="onLoad" xlink:href="Pictures/image2.png"/>
      </draw:frame>
      <draw:frame draw:style-name="gr2" xml:id="shape-123" draw:id="shape-123"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24" draw:id="shape-124"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25" draw:id="shape-125"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26" draw:id="shape-126"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27" draw:id="shape-127"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28" draw:id="shape-128" draw:layer="backgroundobjects" svg:width="564.80412806500pt" svg:height="423.58183616940pt" svg:x="221.08800000000pt" svg:y="166.16700000000pt">
        <draw:image xlink:type="simple" xlink:show="embed" xlink:actuate="onLoad" xlink:href="Pictures/image1.png"/>
      </draw:frame>
    </style:master-page>
    <style:master-page style:name="Default17"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29" draw:id="shape-129" draw:layer="backgroundobjects" svg:width="564.80412806500pt" svg:height="423.58183616940pt" svg:x="222.86000000000pt" svg:y="166.16700000000pt">
        <draw:image xlink:type="simple" xlink:show="embed" xlink:actuate="onLoad" xlink:href="Pictures/image1.png"/>
      </draw:frame>
      <draw:frame draw:style-name="gr1" xml:id="shape-130" draw:id="shape-130" draw:layer="backgroundobjects" svg:width="387.92193187300pt" svg:height="290.75010999060pt" svg:x="6.17954000000pt" svg:y="9.09923000000pt">
        <draw:image xlink:type="simple" xlink:show="embed" xlink:actuate="onLoad" xlink:href="Pictures/image2.png"/>
      </draw:frame>
      <draw:frame draw:style-name="gr2" xml:id="shape-131" draw:id="shape-131"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32" draw:id="shape-132"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33" draw:id="shape-133"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34" draw:id="shape-134"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35" draw:id="shape-135"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36" draw:id="shape-136" draw:layer="backgroundobjects" svg:width="564.80412806500pt" svg:height="423.58183616940pt" svg:x="221.08800000000pt" svg:y="166.16700000000pt">
        <draw:image xlink:type="simple" xlink:show="embed" xlink:actuate="onLoad" xlink:href="Pictures/image1.png"/>
      </draw:frame>
    </style:master-page>
    <style:master-page style:name="Default18"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37" draw:id="shape-137" draw:layer="backgroundobjects" svg:width="564.80412806500pt" svg:height="423.58183616940pt" svg:x="222.86000000000pt" svg:y="166.16700000000pt">
        <draw:image xlink:type="simple" xlink:show="embed" xlink:actuate="onLoad" xlink:href="Pictures/image1.png"/>
      </draw:frame>
      <draw:frame draw:style-name="gr1" xml:id="shape-138" draw:id="shape-138" draw:layer="backgroundobjects" svg:width="387.92193187300pt" svg:height="290.75010999060pt" svg:x="6.17954000000pt" svg:y="9.09923000000pt">
        <draw:image xlink:type="simple" xlink:show="embed" xlink:actuate="onLoad" xlink:href="Pictures/image2.png"/>
      </draw:frame>
      <draw:frame draw:style-name="gr2" xml:id="shape-139" draw:id="shape-139" draw:layer="backgroundobjects" svg:width="714.33194616000pt" svg:height="95.24425948800pt" svg:x="39.68510000000pt" svg:y="23.81110000000pt" presentation:class="title" presentation:placeholder="true" draw:text-style-name="P5">
        <draw:text-box/>
        <draw:glue-point draw:id="4" svg:x="0.50000000000pt" svg:y="0.50000000000pt" draw:align="center"/>
        <draw:glue-point draw:id="5" svg:x="0.50000000000pt" svg:y="0.50000000000pt" draw:align="center"/>
      </draw:frame>
      <draw:frame draw:style-name="gr2" xml:id="shape-140" draw:id="shape-140" draw:layer="backgroundobjects" svg:width="714.33194616000pt" svg:height="380.97703795200pt" svg:x="39.68510000000pt" svg:y="136.91400000000pt" presentation:class="outline" presentation:placeholder="true" draw:text-style-name="P6">
        <draw:text-box/>
        <draw:glue-point draw:id="4" svg:x="0.50000000000pt" svg:y="0.50000000000pt" draw:align="center"/>
        <draw:glue-point draw:id="5" svg:x="0.50000000000pt" svg:y="0.50000000000pt" draw:align="center"/>
      </draw:frame>
      <draw:frame draw:style-name="gr3" xml:id="shape-141" draw:id="shape-141"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42" draw:id="shape-142"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43" draw:id="shape-143"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44" draw:id="shape-144" draw:layer="backgroundobjects" svg:width="564.80412806500pt" svg:height="423.58183616940pt" svg:x="221.08800000000pt" svg:y="166.16700000000pt">
        <draw:image xlink:type="simple" xlink:show="embed" xlink:actuate="onLoad" xlink:href="Pictures/image1.png"/>
      </draw:frame>
    </style:master-page>
    <style:master-page style:name="Default19"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45" draw:id="shape-145" draw:layer="backgroundobjects" svg:width="564.80412806500pt" svg:height="423.58183616940pt" svg:x="222.86000000000pt" svg:y="166.16700000000pt">
        <draw:image xlink:type="simple" xlink:show="embed" xlink:actuate="onLoad" xlink:href="Pictures/image1.png"/>
      </draw:frame>
      <draw:frame draw:style-name="gr1" xml:id="shape-146" draw:id="shape-146" draw:layer="backgroundobjects" svg:width="387.92193187300pt" svg:height="290.75010999060pt" svg:x="6.17954000000pt" svg:y="9.09923000000pt">
        <draw:image xlink:type="simple" xlink:show="embed" xlink:actuate="onLoad" xlink:href="Pictures/image2.png"/>
      </draw:frame>
      <draw:frame draw:style-name="gr2" xml:id="shape-147" draw:id="shape-147"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48" draw:id="shape-148"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49" draw:id="shape-149"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50" draw:id="shape-150"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51" draw:id="shape-151"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52" draw:id="shape-152" draw:layer="backgroundobjects" svg:width="564.80412806500pt" svg:height="423.58183616940pt" svg:x="221.08800000000pt" svg:y="166.16700000000pt">
        <draw:image xlink:type="simple" xlink:show="embed" xlink:actuate="onLoad" xlink:href="Pictures/image1.png"/>
      </draw:frame>
    </style:master-page>
    <style:master-page style:name="Default20"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53" draw:id="shape-153" draw:layer="backgroundobjects" svg:width="564.80412806500pt" svg:height="423.58183616940pt" svg:x="222.86000000000pt" svg:y="166.16700000000pt">
        <draw:image xlink:type="simple" xlink:show="embed" xlink:actuate="onLoad" xlink:href="Pictures/image1.png"/>
      </draw:frame>
      <draw:frame draw:style-name="gr1" xml:id="shape-154" draw:id="shape-154" draw:layer="backgroundobjects" svg:width="387.92193187300pt" svg:height="290.75010999060pt" svg:x="6.17954000000pt" svg:y="9.09923000000pt">
        <draw:image xlink:type="simple" xlink:show="embed" xlink:actuate="onLoad" xlink:href="Pictures/image2.png"/>
      </draw:frame>
      <draw:frame draw:style-name="gr2" xml:id="shape-155" draw:id="shape-155"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56" draw:id="shape-156"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57" draw:id="shape-157"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58" draw:id="shape-158"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59" draw:id="shape-159"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60" draw:id="shape-160" draw:layer="backgroundobjects" svg:width="564.80412806500pt" svg:height="423.58183616940pt" svg:x="221.08800000000pt" svg:y="166.16700000000pt">
        <draw:image xlink:type="simple" xlink:show="embed" xlink:actuate="onLoad" xlink:href="Pictures/image1.png"/>
      </draw:frame>
    </style:master-page>
    <style:master-page style:name="Default21" draw:style-name="dp1" style:display-name="Simple%20waves" style:page-layout-name="pm1">
      <draw:layer-set>
        <draw:layer draw:name="layout"/>
        <draw:layer draw:name="background"/>
        <draw:layer draw:name="backgroundobjects"/>
        <draw:layer draw:name="controls"/>
        <draw:layer draw:name="measurelines"/>
      </draw:layer-set>
      <draw:frame draw:style-name="gr1" xml:id="shape-161" draw:id="shape-161" draw:layer="backgroundobjects" svg:width="564.80412806500pt" svg:height="423.58183616940pt" svg:x="222.86000000000pt" svg:y="166.16700000000pt">
        <draw:image xlink:type="simple" xlink:show="embed" xlink:actuate="onLoad" xlink:href="Pictures/image1.png"/>
      </draw:frame>
      <draw:frame draw:style-name="gr1" xml:id="shape-162" draw:id="shape-162" draw:layer="backgroundobjects" svg:width="387.92193187300pt" svg:height="290.75010999060pt" svg:x="6.17954000000pt" svg:y="9.09923000000pt">
        <draw:image xlink:type="simple" xlink:show="embed" xlink:actuate="onLoad" xlink:href="Pictures/image2.png"/>
      </draw:frame>
      <draw:frame draw:style-name="gr2" xml:id="shape-163" draw:id="shape-163" draw:layer="backgroundobjects" svg:width="714.33194616000pt" svg:height="95.24425948800pt" svg:x="39.6851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164" draw:id="shape-164" draw:layer="backgroundobjects" svg:width="714.33194616000pt" svg:height="380.97703795200pt" svg:x="39.6851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65" draw:id="shape-165" draw:layer="backgroundobjects" svg:width="184.90425733340pt" svg:height="30.58587975820pt" svg:x="39.68510000000pt" svg:y="552.757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66" draw:id="shape-166" draw:layer="backgroundobjects" svg:width="251.57523897500pt" svg:height="30.58587975820pt" svg:x="271.44600000000pt" svg:y="552.75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67" draw:id="shape-167" draw:layer="backgroundobjects" svg:width="184.90425733340pt" svg:height="30.58587975820pt" svg:x="569.08400000000pt" svg:y="552.75700000000pt" presentation:class="page-number">
        <draw:text-box>
          <text:p text:style-name="P4"><text:span text:style-name="T1"><text:page-number text:select-page="current" style:num-format="1"/></text:span></text:p>
        </draw:text-box>
        <draw:glue-point draw:id="4" svg:x="0.50000000000pt" svg:y="0.50000000000pt" draw:align="center"/>
        <draw:glue-point draw:id="5" svg:x="0.50000000000pt" svg:y="0.50000000000pt" draw:align="center"/>
      </draw:frame>
      <draw:frame draw:style-name="gr4" xml:id="shape-168" draw:id="shape-168" draw:layer="backgroundobjects" svg:width="564.80412806500pt" svg:height="423.58183616940pt" svg:x="221.08800000000pt" svg:y="166.16700000000pt">
        <draw:image xlink:type="simple" xlink:show="embed" xlink:actuate="onLoad" xlink:href="Pictures/image1.png"/>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Simple waves</dc:title>
    <meta:initial-creator>Unknown</meta:initial-creator>
    <meta:editing-cycles>26</meta:editing-cycles>
    <dc:date>2021-05-09T16:44:25</dc:date>
    <meta:creation-date>2010-09-14T19:46:21</meta:creation-date>
    <dc:creator>Morris Buel</dc:creator>
  </office:meta>
</office:document-meta>
</file>